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6D3B20005D20AC5AA0AC0.svm" manifest:media-type=""/>
  <manifest:file-entry manifest:full-path="Pictures/200000090007B6A90003C21DB22FE8BC.svm" manifest:media-type=""/>
  <manifest:file-entry manifest:full-path="Pictures/2000000900071F5A0003BDE0A7640A30.svm" manifest:media-type=""/>
  <manifest:file-entry manifest:full-path="Pictures/200000090001FB0D000222382A0E4DC7.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7.664cm" fo:margin-left="-0.136cm" table:align="left" style:writing-mode="lr-tb"/>
    </style:style>
    <style:style style:name="Tabelle1.A" style:family="table-column">
      <style:table-column-properties style:column-width="3.713cm"/>
    </style:style>
    <style:style style:name="Tabelle1.B" style:family="table-column">
      <style:table-column-properties style:column-width="3.951cm"/>
    </style:style>
    <style:style style:name="Tabelle1.1" style:family="table-row">
      <style:table-row-properties fo:keep-together="auto"/>
    </style:style>
    <style:style style:name="Tabel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elle1.B1" style:family="table-cell">
      <style:table-cell-properties style:vertical-align="top" fo:padding-left="0.123cm" fo:padding-right="0.123cm" fo:padding-top="0cm" fo:padding-bottom="0cm" fo:border="0.7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justify" style:justify-single-word="false"/>
      <style:text-properties fo:font-size="18pt" style:font-size-asian="18pt" style:font-size-complex="18pt"/>
    </style:style>
    <style:style style:name="P4" style:family="paragraph" style:parent-style-name="Standard">
      <style:text-properties fo:font-size="24pt" style:font-size-asian="24pt" style:font-size-complex="24pt"/>
    </style:style>
    <style:style style:name="P5" style:family="paragraph" style:parent-style-name="Standard">
      <style:paragraph-properties fo:text-align="center" style:justify-single-word="false"/>
      <style:text-properties fo:font-size="24pt" style:font-size-asian="24pt" style:font-size-complex="24pt"/>
    </style:style>
    <style:style style:name="P6" style:family="paragraph" style:parent-style-name="Standard" style:list-style-name="L1">
      <style:text-properties fo:font-size="24pt" style:font-size-asian="24pt" style:font-size-complex="24pt"/>
    </style:style>
    <style:style style:name="P7" style:family="paragraph" style:parent-style-name="Standard">
      <style:paragraph-properties fo:text-align="justify" style:justify-single-word="false"/>
      <style:text-properties fo:font-size="24pt" style:font-size-asian="24pt" style:font-size-complex="24pt"/>
    </style:style>
    <style:style style:name="P8" style:family="paragraph" style:parent-style-name="Standard">
      <style:paragraph-properties fo:text-align="center" style:justify-single-word="false"/>
      <style:text-properties fo:font-size="48pt" style:font-size-asian="48pt" style:font-size-complex="48pt"/>
    </style:style>
    <style:style style:name="P9" style:family="paragraph" style:parent-style-name="Standard">
      <style:paragraph-properties fo:text-align="justify" style:justify-single-word="false"/>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list-style-name="L2">
      <style:paragraph-properties fo:text-align="justify" style:justify-single-word="false"/>
      <style:text-properties fo:font-weight="normal" style:font-weight-asian="normal" style:font-weight-complex="normal"/>
    </style:style>
    <style:style style:name="P13" style:family="paragraph" style:parent-style-name="Standard" style:list-style-name="L4">
      <style:paragraph-properties fo:text-align="justify" style:justify-single-word="false"/>
      <style:text-properties fo:font-weight="normal" style:font-weight-asian="normal" style:font-weight-complex="normal"/>
    </style:style>
    <style:style style:name="P14" style:family="paragraph" style:parent-style-name="Standard" style:list-style-name="L6">
      <style:paragraph-properties fo:text-align="justify" style:justify-single-word="false"/>
      <style:text-properties fo:font-weight="normal" style:font-weight-asian="normal" style:font-weight-complex="normal"/>
    </style:style>
    <style:style style:name="P15" style:family="paragraph" style:parent-style-name="Standard" style:list-style-name="L7">
      <style:paragraph-properties fo:text-align="justify" style:justify-single-word="false"/>
      <style:text-properties fo:font-weight="normal" style:font-weight-asian="normal" style:font-weight-complex="normal"/>
    </style:style>
    <style:style style:name="P16" style:family="paragraph" style:parent-style-name="Standard" style:list-style-name="L3">
      <style:text-properties fo:font-weight="normal" style:font-weight-asian="normal" style:font-weight-complex="normal"/>
    </style:style>
    <style:style style:name="P17" style:family="paragraph" style:parent-style-name="Standard">
      <style:paragraph-properties fo:text-align="center" style:justify-single-word="false"/>
      <style:text-properties fo:font-weight="normal" style:font-weight-asian="normal" style:font-weight-complex="normal"/>
    </style:style>
    <style:style style:name="P18" style:family="paragraph" style:parent-style-name="Standard">
      <style:paragraph-properties fo:text-align="end" style:justify-single-word="false"/>
      <style:text-properties fo:font-weight="normal" style:font-weight-asian="normal" style:font-weight-complex="normal"/>
    </style:style>
    <style:style style:name="P19" style:family="paragraph" style:parent-style-name="Standard">
      <style:paragraph-properties fo:text-align="center" style:justify-single-word="false"/>
      <style:text-properties fo:font-size="20pt" style:font-size-asian="20pt" style:font-size-complex="20pt"/>
    </style:style>
    <style:style style:name="P20" style:family="paragraph" style:parent-style-name="Standard">
      <style:paragraph-properties fo:text-align="justify" style:justify-single-word="false"/>
      <style:text-properties fo:font-size="20pt" style:font-size-asian="20pt" style:font-size-complex="20pt"/>
    </style:style>
    <style:style style:name="P21" style:family="paragraph" style:parent-style-name="Standard">
      <style:paragraph-properties fo:text-align="center" style:justify-single-word="false"/>
      <style:text-properties fo:font-size="28pt" style:font-size-asian="28pt" style:font-size-complex="28pt"/>
    </style:style>
    <style:style style:name="P22" style:family="paragraph" style:parent-style-name="Standard">
      <style:text-properties style:font-name="Courier" fo:font-weight="normal" style:font-name-asian="Courier" style:font-weight-asian="normal" style:font-name-complex="Courier" style:font-weight-complex="normal"/>
    </style:style>
    <style:style style:name="P23" style:family="paragraph" style:parent-style-name="Standard">
      <style:paragraph-properties fo:text-align="justify" style:justify-single-word="false"/>
      <style:text-properties style:font-name="Courier" fo:font-weight="normal" style:font-name-asian="Courier" style:font-weight-asian="normal" style:font-name-complex="Courier" style:font-weight-complex="normal"/>
    </style:style>
    <style:style style:name="P24" style:family="paragraph" style:parent-style-name="Standard">
      <style:paragraph-properties fo:text-align="justify" style:justify-single-word="false"/>
      <style:text-properties style:font-name="Courier" fo:font-style="italic" style:font-name-asian="Courier" style:font-style-asian="italic" style:font-name-complex="Courier" style:font-style-complex="italic"/>
    </style:style>
    <style:style style:name="P25" style:family="paragraph" style:parent-style-name="Standard">
      <style:paragraph-properties fo:text-align="justify" style:justify-single-word="false"/>
      <style:text-properties style:font-name="Courier" style:font-name-asian="Courier" style:font-name-complex="Courier"/>
    </style:style>
    <style:style style:name="P26" style:family="paragraph" style:parent-style-name="Standard">
      <style:text-properties fo:font-style="italic" fo:font-weight="normal" officeooo:rsid="001b02c9" officeooo:paragraph-rsid="00144e7a"/>
    </style:style>
    <style:style style:name="P27" style:family="paragraph" style:parent-style-name="Standard">
      <style:paragraph-properties fo:text-align="end" style:justify-single-word="false"/>
    </style:style>
    <style:style style:name="P28" style:family="paragraph" style:parent-style-name="Standard">
      <style:paragraph-properties fo:break-before="page"/>
    </style:style>
    <style:style style:name="P29" style:family="paragraph" style:parent-style-name="Standard">
      <style:paragraph-properties fo:text-align="center" style:justify-single-word="false" fo:break-before="page"/>
      <style:text-properties fo:font-size="28pt" style:font-size-asian="28pt" style:font-size-complex="28pt"/>
    </style:style>
    <style:style style:name="P30" style:family="paragraph" style:parent-style-name="Standard">
      <style:paragraph-properties fo:text-align="center" style:justify-single-word="false" fo:break-before="page"/>
      <style:text-properties fo:font-weight="normal" style:font-weight-asian="normal" style:font-weight-complex="normal"/>
    </style:style>
    <style:style style:name="P31" style:family="paragraph" style:parent-style-name="Standard">
      <style:paragraph-properties fo:text-align="justify" style:justify-single-word="false" fo:break-before="page"/>
      <style:text-properties fo:font-weight="normal" style:font-weight-asian="normal" style:font-weight-complex="normal"/>
    </style:style>
    <style:style style:name="P32" style:family="paragraph" style:parent-style-name="Standard">
      <style:paragraph-properties fo:text-align="justify" style:justify-single-word="false" fo:break-before="page"/>
    </style:style>
    <style:style style:name="P33" style:family="paragraph" style:parent-style-name="Standard">
      <style:paragraph-properties fo:break-before="page"/>
      <style:text-properties fo:font-size="24pt" style:font-size-asian="24pt" style:font-size-complex="24pt"/>
    </style:style>
    <style:style style:name="P34" style:family="paragraph" style:parent-style-name="Standard">
      <style:paragraph-properties fo:text-align="center" style:justify-single-word="false" fo:break-before="page"/>
      <style:text-properties fo:font-size="24pt" style:font-size-asian="24pt" style:font-size-complex="24pt"/>
    </style:style>
    <style:style style:name="P35" style:family="paragraph" style:parent-style-name="Standard">
      <style:paragraph-properties fo:text-align="justify" style:justify-single-word="false" fo:break-before="page"/>
      <style:text-properties fo:font-size="24pt" style:font-size-asian="24pt" style:font-size-complex="24pt"/>
    </style:style>
    <style:style style:name="P36" style:family="paragraph" style:parent-style-name="Standard">
      <style:paragraph-properties fo:text-align="justify" style:justify-single-word="false" fo:break-before="page"/>
      <style:text-properties fo:font-size="20pt" style:font-size-asian="20pt" style:font-size-complex="20pt"/>
    </style:style>
    <style:style style:name="P37" style:family="paragraph" style:parent-style-name="Standard">
      <style:paragraph-properties fo:text-align="center" style:justify-single-word="false" fo:break-before="page"/>
      <style:text-properties style:font-name="Courier" fo:font-weight="normal" style:font-name-asian="Courier" style:font-weight-asian="normal" style:font-name-complex="Courier" style:font-weight-complex="normal"/>
    </style:style>
    <style:style style:name="P38" style:family="paragraph" style:parent-style-name="Standard">
      <style:paragraph-properties fo:text-align="center" style:justify-single-word="false" fo:break-before="page"/>
      <style:text-properties style:font-name="Courier" fo:font-size="24pt" fo:font-weight="normal" style:font-name-asian="Courier" style:font-size-asian="24pt" style:font-weight-asian="normal" style:font-name-complex="Courier" style:font-size-complex="24pt" style:font-weight-complex="normal"/>
    </style:style>
    <style:style style:name="P39" style:family="paragraph" style:parent-style-name="Standard" style:list-style-name="L1">
      <style:paragraph-properties fo:margin-left="0.499cm" fo:margin-right="0cm" fo:text-indent="-0.499cm" style:auto-text-indent="false"/>
      <style:text-properties fo:font-size="24pt" style:font-size-asian="24pt" style:font-size-complex="24pt"/>
    </style:style>
    <style:style style:name="P40" style:family="paragraph" style:parent-style-name="Standard" style:list-style-name="L2">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1" style:family="paragraph" style:parent-style-name="Standard" style:list-style-name="L4">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2" style:family="paragraph" style:parent-style-name="Standard" style:list-style-name="L5">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3" style:family="paragraph" style:parent-style-name="Standard" style:list-style-name="L6">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4" style:family="paragraph" style:parent-style-name="Standard" style:list-style-name="L7">
      <style:paragraph-properties fo:margin-left="0.499cm" fo:margin-right="0cm" fo:text-align="justify" style:justify-single-word="false" fo:text-indent="-0.499cm" style:auto-text-indent="false"/>
      <style:text-properties fo:font-weight="normal" style:font-weight-asian="normal" style:font-weight-complex="normal"/>
    </style:style>
    <style:style style:name="P45" style:family="paragraph" style:parent-style-name="Standard" style:list-style-name="L3">
      <style:paragraph-properties fo:margin-left="1.27cm" fo:margin-right="0cm" fo:text-indent="-1.27cm" style:auto-text-indent="false"/>
      <style:text-properties fo:font-weight="normal" style:font-weight-asian="normal" style:font-weight-complex="normal"/>
    </style:style>
    <style:style style:name="P46"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47" style:family="paragraph" style:parent-style-name="Heading_20_1">
      <style:paragraph-properties style:line-height-at-least="0cm" fo:text-align="justify" style:justify-single-word="false"/>
      <style:text-properties style:font-name="Times New Roman" fo:font-weight="normal" style:font-name-asian="Times New Roman" style:font-weight-asian="normal" style:font-name-complex="Times New Roman" style:font-weight-complex="normal"/>
    </style:style>
    <style:style style:name="P48" style:family="paragraph" style:parent-style-name="Heading_20_1" style:list-style-name="L3">
      <style:paragraph-properties fo:margin-left="1.27cm" fo:margin-right="0cm" fo:margin-top="0cm" fo:margin-bottom="0cm" style:contextual-spacing="false" fo:text-indent="-1.27cm" style:auto-text-indent="false"/>
      <style:text-properties style:font-name="Times New Roman" fo:font-weight="normal" style:font-name-asian="Times New Roman" style:font-weight-asian="normal" style:font-name-complex="Times New Roman" style:font-weight-complex="normal"/>
    </style:style>
    <style:style style:name="P49" style:family="paragraph" style:parent-style-name="Heading_20_1">
      <style:paragraph-properties fo:margin-top="0cm" fo:margin-bottom="0cm" style:contextual-spacing="false" fo:text-align="center" style:justify-single-word="false" fo:break-before="page"/>
      <style:text-properties fo:font-weight="normal" style:font-weight-asian="normal" style:font-weight-complex="normal"/>
    </style:style>
    <style:style style:name="P50" style:family="paragraph" style:parent-style-name="Heading_20_1">
      <style:paragraph-properties fo:margin-top="0cm" fo:margin-bottom="0cm" style:contextual-spacing="false" fo:text-align="center" style:justify-single-word="false"/>
      <style:text-properties fo:font-size="20pt" style:font-size-asian="20pt" style:font-size-complex="20pt"/>
    </style:style>
    <style:style style:name="P51" style:family="paragraph" style:parent-style-name="Heading_20_1">
      <style:paragraph-properties fo:margin-top="0cm" fo:margin-bottom="0cm" style:contextual-spacing="false"/>
      <style:text-properties style:font-name="Courier" fo:font-size="12pt" fo:font-weight="normal" style:font-name-asian="Courier" style:font-size-asian="12pt" style:font-weight-asian="normal" style:font-name-complex="Courier" style:font-size-complex="12pt" style:font-weight-complex="normal"/>
    </style:style>
    <style:style style:name="T1" style:family="text">
      <style:text-properties fo:font-size="24pt" style:font-size-asian="24pt" style:font-size-complex="24pt"/>
    </style:style>
    <style:style style:name="T2" style:family="text">
      <style:text-properties fo:font-weight="normal" style:font-weight-asian="normal" style:font-weight-complex="normal"/>
    </style:style>
    <style:style style:name="T3" style:family="text">
      <style:text-properties fo:font-size="28pt" style:font-size-asian="28pt" style:font-size-complex="28pt"/>
    </style:style>
    <style:style style:name="T4" style:family="text">
      <style:text-properties fo:font-style="italic" style:font-style-asian="italic" style:font-style-complex="italic"/>
    </style:style>
    <style:style style:name="T5" style:family="text">
      <style:text-properties fo:font-size="20pt" style:font-size-asian="20pt" style:font-size-complex="20pt"/>
    </style:style>
    <style:style style:name="T6" style:family="text">
      <style:text-properties style:font-name="Courier" fo:font-weight="normal" style:font-name-asian="Courier" style:font-weight-asian="normal" style:font-name-complex="Courier" style:font-weight-complex="normal"/>
    </style:style>
    <style:style style:name="T7" style:family="text">
      <style:text-properties style:font-name="Courier" fo:font-style="italic" style:font-name-asian="Courier" style:font-style-asian="italic" style:font-name-complex="Courier" style:font-style-complex="italic"/>
    </style:style>
    <style:style style:name="T8" style:family="text">
      <style:text-properties style:text-position="sub 58%" fo:font-weight="normal" style:font-weight-asian="normal" style:font-weight-complex="normal"/>
    </style:style>
    <style:style style:name="T9" style:family="text">
      <style:text-properties officeooo:rsid="00144e7a"/>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1.27cm"/>
      </text:list-level-style-number>
      <text:list-level-style-number text:level="2"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Fachhochschule Hannover</text:p>
      <text:p text:style-name="P4">Programmieraufgabe SWT2 im SS 99</text:p>
      <text:p text:style-name="P4">Prüfer: Prof. Schoof</text:p>
      <text:p text:style-name="P5"/>
      <text:p text:style-name="P5"/>
      <text:p text:style-name="P8">Das 8-Damen Problem</text:p>
      <text:p text:style-name="P8"/>
      <text:p text:style-name="P5">Aufgabenstellung:</text:p>
      <text:p text:style-name="P5">Acht Damen sind auf einem Schachbrett so aufzustellen, daß sie sich gegenseitig nicht schlagen können</text:p>
      <text:p text:style-name="P2"/>
      <text:p text:style-name="Standard"/>
      <text:p text:style-name="Standard"/>
      <text:p text:style-name="Standard"/>
      <text:p text:style-name="Standard"/>
      <text:p text:style-name="Standard"/>
      <text:p text:style-name="Standard"/>
      <text:p text:style-name="Standard"/>
      <text:p text:style-name="P26">Copyright 1999-2015 Rolf Hemmerling</text:p>
      <text:p text:style-name="P26">Licensed under the Apache License, Version 2.0</text:p>
      <text:p text:style-name="Standard"/>
      <text:p text:style-name="Standard">Rolf Hemmerling</text:p>
      <text:p text:style-name="Standard">M-Nr. 916657</text:p>
      <text:p text:style-name="Standard">Hannover, 1999<text:span text:style-name="T9">-06-08</text:span></text:p>
      <text:p text:style-name="P28"/>
      <text:p text:style-name="P8"/>
      <text:p text:style-name="P8">Inhaltsverzeichnis</text:p>
      <text:p text:style-name="Standard"/>
      <text:p text:style-name="P4"/>
      <text:list xml:id="list29542647" text:style-name="L1">
        <text:list-item>
          <text:p text:style-name="P39">Analyse der Aufgabenstellung</text:p>
        </text:list-item>
        <text:list-item>
          <text:p text:style-name="P39">Lerninhalte</text:p>
        </text:list-item>
        <text:list-item>
          <text:p text:style-name="P39">Ergebnisse der Literatur- und Internet-Recherche</text:p>
        </text:list-item>
        <text:list-item>
          <text:p text:style-name="P39">Beschreibung der Algorithmen</text:p>
        </text:list-item>
        <text:list-item>
          <text:p text:style-name="P39">Darstellung des Lösungskonzepts mit Konzept-Struktogrammen</text:p>
        </text:list-item>
        <text:list-item>
          <text:p text:style-name="P39">Programmbeschreibung</text:p>
        </text:list-item>
        <text:list-item>
          <text:p text:style-name="P39">Projekten gehörenden Dateien und der <text:s/></text:p>
        </text:list-item>
        <text:list-item>
          <text:p text:style-name="P39">darin enthaltenen Funktionen</text:p>
        </text:list-item>
        <text:list-item>
          <text:p text:style-name="P39">Auflistung des C-Programms mit erläuternden Kommentaren</text:p>
        </text:list-item>
        <text:list-item>
          <text:p text:style-name="P39">Testbericht, Protokolle von Programmabläufen</text:p>
        </text:list-item>
        <text:list-item>
          <text:p text:style-name="P39">Aufspüren des Druckfehlers im Algorithmus von Cooper/Clancy</text:p>
        </text:list-item>
        <text:list-item>
          <text:p text:style-name="P6">Benutzeranleitung</text:p>
        </text:list-item>
      </text:list>
      <text:p text:style-name="Standard"/>
      <text:p text:style-name="P29">Analyse der Aufgabenstellung</text:p>
      <text:p text:style-name="P7"/>
      <text:p text:style-name="P1"><text:span text:style-name="T2">Das 8-Damen (N-Damen, 8-Queens, N-Queens) Problem gehört zu den „klassischen“ Problemen der numerischen Mathematik, der elektronischen Datenverarbeitung und der klassischen Künstlichen Intelligenz (AI). Es ist ein Beispiel für das Zwangsbefriedungsproblem (CSP = constraint satisfaction problem). Schon der deutsche Mathematiker Gauß befaßte sich <text:s/>1850 mit dem Problem, konnte aber nicht alle Lösungen entdecken.</text:span> </text:p>
      <text:p text:style-name="P1"><draw:frame draw:style-name="fr1" draw:name="Grafik1" text:anchor-type="as-char" svg:width="4.905cm" svg:height="5.285cm" draw:z-index="0"><draw:image xlink:href="Pictures/200000090001FB0D000222382A0E4DC7.svm" xlink:type="simple" xlink:show="embed" xlink:actuate="onLoad"/></draw:frame></text:p>
      <text:p text:style-name="P11">Bild: Zugmöglichkeiten der Dame.</text:p>
      <text:p text:style-name="P11"/>
      <text:p text:style-name="P11">Im Laufe der bis heute nicht abgeschlossenen (historischen) Entwicklung gab es einige unterschiedliche Lösungsansätze:</text:p>
      <text:p text:style-name="P11"/>
      <text:list xml:id="list29536706" text:style-name="L2">
        <text:list-item>
          <text:p text:style-name="P40">Versuch und Irrtum („Trial and Error“), Rückverfolgung („Backtracking“)</text:p>
        </text:list-item>
        <text:list-item>
          <text:p text:style-name="P40">Systematische Konstruktion</text:p>
        </text:list-item>
        <text:list-item>
          <text:p text:style-name="P40">„Depth First“ Suche</text:p>
        </text:list-item>
        <text:list-item>
          <text:p text:style-name="P40">Hopfield Netzwerk</text:p>
        </text:list-item>
        <text:list-item>
          <text:p text:style-name="P40">Bolzmann Maschine</text:p>
        </text:list-item>
        <text:list-item>
          <text:p text:style-name="P40">GDS</text:p>
        </text:list-item>
        <text:list-item>
          <text:p text:style-name="P40">„Divide and Conquer“</text:p>
        </text:list-item>
        <text:list-item>
          <text:p text:style-name="P40">Lokale Suche, Konfliktminimierung</text:p>
        </text:list-item>
        <text:list-item>
          <text:p text:style-name="P40">Parallelverarbeitung (PARALLEL Prolog)</text:p>
        </text:list-item>
        <text:list-item>
          <text:p text:style-name="P40">SDNN</text:p>
        </text:list-item>
        <text:list-item>
          <text:p text:style-name="P40">Genetischer Algorithmus</text:p>
        </text:list-item>
        <text:list-item>
          <text:p text:style-name="P40">Heuristische Korrektur („Heuristic Repair“)</text:p>
        </text:list-item>
        <text:list-item>
          <text:p text:style-name="P40">„Minimum Network“</text:p>
        </text:list-item>
        <text:list-item>
          <text:p text:style-name="P40">GDS</text:p>
        </text:list-item>
        <text:list-item>
          <text:p text:style-name="P12">DBNN</text:p>
        </text:list-item>
      </text:list>
      <text:p text:style-name="P11"/>
      <text:p text:style-name="P11">Literaturhinweise und weitergehende Erläuterungen dazu auf der WWW-Homepage von Nikolaus Schaller (siehe weiter unten).</text:p>
      <text:p text:style-name="P30"/>
      <text:p text:style-name="P19">Häufige Fragestellungen</text:p>
      <text:p text:style-name="P11"/>
      <text:p text:style-name="P10">Folgende Fragestellungen sind bei der Behandlung des Problems beliebt, Parameter ist jeweils die Feldgröße N des N * N Schachbretts. Es werden nur solche Lösungen gesucht, bei denen in jeder Spalte eine Dame steht (also werden bei jeder Lösung der Feldgröße N auch N Damen plaziert)</text:p>
      <text:p text:style-name="P10"/>
      <text:list xml:id="list29519190" text:style-name="L3">
        <text:list-item>
          <text:p text:style-name="P45">Bestimmung der Anzahl von Lösungen ! Bestimmung die Folge der Anzahl der Lösungen (sortiert nach steigender Feldgröße N)</text:p>
          <text:h text:style-name="P48" text:outline-level="1"/>
        </text:list-item>
        <text:list-item>
          <text:h text:style-name="P48" text:outline-level="1">Welche Lösungen gibt es mit den „original“ Algorithmen ? Ergebnis: Folge von Lösungen. Jede Lösung besteht aus einem Zeilenvektor der Länge N, dessen Elemente die Spalten angeben, in der eine Dame zu plazieren ist. Alternativ kann auch ein N * N Schachfeld pro Lösung ausgeben werden.</text:h>
          <text:h text:style-name="P48" text:outline-level="1"/>
        </text:list-item>
        <text:list-item>
          <text:h text:style-name="P48" text:outline-level="1">Wie viele signifikant verschiedene, nicht symmetrische Lösungen gibt es ? Wie gut erkennen verschiedene Algorithmen Symmetrien ? <text:s/>Symmetrien:</text:h>
          <text:list>
            <text:list-item>
              <text:p text:style-name="P45">90° Drehung</text:p>
            </text:list-item>
            <text:list-item>
              <text:p text:style-name="P45">180° Drehung</text:p>
            </text:list-item>
            <text:list-item>
              <text:p text:style-name="P45">270° Drehung</text:p>
            </text:list-item>
            <text:list-item>
              <text:p text:style-name="P45">Vertikale Spiegelung</text:p>
            </text:list-item>
            <text:list-item>
              <text:p text:style-name="P45">Antidiagonale Drehung</text:p>
            </text:list-item>
            <text:list-item>
              <text:p text:style-name="P45">Horizontale Drehung</text:p>
            </text:list-item>
            <text:list-item>
              <text:p text:style-name="P45">Diagonale Drehung</text:p>
            </text:list-item>
          </text:list>
          <text:p text:style-name="P45"/>
        </text:list-item>
        <text:list-item>
          <text:p text:style-name="P45">Häufigkeit des Testens der Sicherheit eines Feldes (bei unterschiedlichen, zu einer Feldgröße gehörenden) Lösungen ? Mittlere Häufigkeit des Testens der Sicherheit eines Feldes über alle zu einer Feldgröße gehörenden Lösungen ?</text:p>
          <text:p text:style-name="P45"/>
        </text:list-item>
        <text:list-item>
          <text:p text:style-name="P45">Wie „schnell“ sind verschiedene Lösungsansätze ? <text:s/></text:p>
          <text:list>
            <text:list-item>
              <text:p text:style-name="P45">Parallelverarbeitung: bei unterschiedlicher Anzahl eingesetzter CPUs / Recher-Knoten </text:p>
            </text:list-item>
            <text:list-item>
              <text:p text:style-name="P45">Erfolg mit neuen Algorithmen: „Von exponentiellem Zeitanstieg zu fast linearem Zeitanstieg“</text:p>
            </text:list-item>
            <text:list-item>
              <text:p text:style-name="P16">Freude: „3.000.000 Damen in weniger als 1 Minute“</text:p>
            </text:list-item>
          </text:list>
        </text:list-item>
      </text:list>
      <text:p text:style-name="P31"/>
      <text:p text:style-name="P19">Lösungsansatz: Rückwärtsverfolgung (Backtracking)</text:p>
      <text:p text:style-name="P19"/>
      <text:p text:style-name="P11">Das N-Queens Problem dient in der Datenverarbeitung und Künstlichen Intelligenz als „Benchmark“ sowohl zum Testen der Leistungsfähigkeit von Rechner-Hardware ( als Beispiel eines „synthetischen Benchmarks“ ) als auch </text:p>
      <text:p text:style-name="P11">zum Testen von neuen experimentellen Algorithmen ( bei denen das N-Queens Problem nur als Platzhalter für spätere ganz andere Aufgabenstellungen dient ). Durch Verwendung lokaler Suchmethoden wurde insbesondere die benötigte Zeit (d.h. Anzahl von Operationen im Computer zum Finden aller Lösungen für eine vorgegebene Feldgröße des Schachbretts) vom exponentiellen Anstieg (bei der Rückverfolgung) zu fast linearem Anstieg verringert.</text:p>
      <text:p text:style-name="P11"/>
      <text:p text:style-name="P9"><text:span text:style-name="T2">Der </text:span>klassische Ansatz<text:span text:style-name="T2"> ist der der </text:span>Rückverfolgung (Backtracking)<text:span text:style-name="T2">, den ich im weiteren verfolgt habe</text:span></text:p>
      <text:p text:style-name="P11"/>
      <text:p text:style-name="P3">Definition:</text:p>
      <text:p text:style-name="P9"><text:span text:style-name="T2">Beim </text:span>Backtracking<text:span text:style-name="T2"> geht man in einer Weise vor, die mit den Begriffen „Versuch und Irrtum“ zu beschreiben ist. Man geht auf eine Lösung zu, bis man feststellt, daß man so nicht weiterkommt. Dann kehrt man um bis zu einem Punkt, von dem aus ein neuer Ansatz gemacht werden kann. Dann versucht man es erneut.</text:span></text:p>
      <text:p text:style-name="P11"/>
      <text:p text:style-name="P11">Viele interessante Probleme lassen sich erst durch einen rekursiven Ansatz unter Verwendung von Feldern (Arrays) lösen. Der Einsatz von Arrays erlaubt die Aufnahme einr großen Datenmenge, und das rekursive Vorgehen ermöglicht eine einfache Beschreibung, wie mit den Daten umzugehen ist. </text:p>
      <text:p text:style-name="P31"/>
      <text:p text:style-name="P11">Zu beachten ist, daß nicht alle Programmiersprachen Rekursion unterstützen (z.B. FORTRAN, COBOL, BASIC). Felder können in einigen Programmiersprachen (z.B. „C“ ) nicht per Value an Funktionen übergeben werden. Abhilfe kann hier die Simulation des System-Stacks oder eine (schwierige) Parallelisierung des Algorithmus bieten.</text:p>
      <text:p text:style-name="P11"/>
      <text:p text:style-name="P11">Wo Felder per Value übergeben werden müssen, resultiert daraus schnell eine hohe Speicher- und Zeitbelastung.</text:p>
      <text:p text:style-name="P1"><draw:frame draw:style-name="fr1" draw:name="Grafik2" text:anchor-type="as-char" svg:width="16cm" svg:height="8.405cm" draw:z-index="1"><draw:image xlink:href="Pictures/2000000900071F5A0003BDE0A7640A30.svm" xlink:type="simple" xlink:show="embed" xlink:actuate="onLoad"/></draw:frame></text:p>
      <text:p text:style-name="P11">Weitere Beispiele für Backtracking: </text:p>
      <text:p text:style-name="P11"/>
      <text:list xml:id="list29522035" text:style-name="L4">
        <text:list-item>
          <text:p text:style-name="P41">Systematische Irrgarten-Durchquerung (maze solution). </text:p>
        </text:list-item>
        <text:list-item>
          <text:p text:style-name="P13">Die Pascal und C Syntax Diagramme.</text:p>
        </text:list-item>
      </text:list>
      <text:p text:style-name="P11"/>
      <text:p text:style-name="P31"/>
      <text:p text:style-name="P1"><text:span text:style-name="T2"><text:s/></text:span><text:span text:style-name="T3">Lerninhalte</text:span></text:p>
      <text:p text:style-name="P11"/>
      <text:list xml:id="list29523849" text:style-name="L5">
        <text:list-item>
          <text:p text:style-name="P42">Literatur- und Internet-Recherche zum 8-Damen Problem</text:p>
          <text:p text:style-name="P42"/>
        </text:list-item>
        <text:list-item>
          <text:p text:style-name="P42">Beschäftigung mit Algorithmen. Verstehen von Rückverfolgungs (Backtracking-) <text:s/>Algorithmen am Beispiel des 8-Damen Problems. Vergleich mehrerer Algorithmen, Erkennen der Zugehörigkeit von Algorithmen-Variationen zum selben Algorithmus-Stamm. Aufspüren und Korrektur(!) eines Druckfehlers in einem in einem populären Buch abgedruckten Algorithmus</text:p>
          <text:p text:style-name="P42"/>
        </text:list-item>
        <text:list-item>
          <text:p text:style-name="P42">Lernen der Programmiersprache „C“ und Einsatz der Sprache bei der strukturierten Programmierung.</text:p>
          <text:p text:style-name="P42"/>
        </text:list-item>
        <text:list-item>
          <text:p text:style-name="P42">Analysieren und Extrahieren von in „fremden“ prozeduralen Programmiersprachen (Pascal, Modula-2, SPARKS, C++, BASIC) formulierten Algorithmen</text:p>
          <text:p text:style-name="P42"/>
        </text:list-item>
        <text:list-item>
          <text:p text:style-name="P42">Verwendung von CASE-Tools (Siemens EASYCASE) als Entwurfswerkzeug bei der strukturierten Programmierung (und nicht nur als „pretty printer“ bzw. Struktogrammgenerator eines konventionell eingehackten Programms)</text:p>
          <text:p text:style-name="P42"/>
        </text:list-item>
        <text:list-item>
          <text:p text:style-name="P42">Verwendung von modernen Entwicklungswerkzeugen und dazugehörigen Entwicklungsumgebungen (Microsoft Visual C++), insbesondere im Zusammenspiel mit CASE-Tools </text:p>
          <text:p text:style-name="P42"/>
        </text:list-item>
        <text:list-item>
          <text:p text:style-name="P42">Einsatz von Source-Code Debuggern beim Untersuchen rekursiver Algorithmen</text:p>
          <text:p text:style-name="P42"/>
        </text:list-item>
      </text:list>
      <text:p text:style-name="P9"/>
      <text:p text:style-name="P34"/>
      <text:p text:style-name="P21">Ergebnisse der Literatur- und Internetrecherche</text:p>
      <text:p text:style-name="P11"/>
      <text:p text:style-name="P11">Die Schwierigkeit bei der Internetrecherche lag in der Fülle des Materials, aus dem die „Rosinen“ herausgepickt werden mußten. Die Internet-Quellen halfen aber bei der Literaturrecherche, da die Autoren der WEB-Seiten hin und wieder die zum Thema passende Literatur angaben. Selbst in den Inhaltsverzeichnissen der Bücher war das 8-Damen Thema häufig nicht erwähnt, sondern es wurde in Unterabschnitten behandelt oder auch nur angeschnitten. Bücher, die das 8-Damen Thema ausschließlich behandeln und daher auch im über den Titel auffindbar wären, gibt es wohl nicht. Eine direkte Bibliotheks-Literaturrecherche wäre also mühselig gewesen.</text:p>
      <text:p text:style-name="P11"/>
      <text:p text:style-name="P11">Dough Cooper, Micahel Clancy: Pascal, Lehrbuch für strukturiertes Programmieren (Oh! Pascal ! 2nd Edition), Vieweg Verlag, 1988, ISBN 3-528-04316-4 (Kapitel 11, Seite 316 - 321. Druckfehler im Algorithmus in der deutschen Auflage: S319, vorletzte Zeile, muß es richtig heißen </text:p>
      <text:p text:style-name="P23"/>
      <text:p text:style-name="P23">and SicherReDiag (.Zeile - Spalte.)</text:p>
      <text:p text:style-name="P11">statt </text:p>
      <text:p text:style-name="P23">and SicherReDiag (.Spalte - Zeile.)</text:p>
      <text:p text:style-name="P11">)</text:p>
      <text:p text:style-name="P11"/>
      <text:p text:style-name="P11">Nikolaus Wirth: Algorithmen und Datenstrukturen mit Modula-2. B.G. Teubner Stuttgart, 1986, ISBN 3-519-02260-5 (Kapitel 3, Seite 156 - 160)</text:p>
      <text:p text:style-name="P11"/>
      <text:p text:style-name="P11">Ellis Horowitz, Sartaj Sahni: Algorithmen. Entwurf und Analyse. Springer-Verlag, 1981, ISBN 3-540-10743-6 und ISBN 0-387-10743-6 (Kapitel 7, Seite 412 - 416)</text:p>
      <text:p text:style-name="P11"/>
      <text:p text:style-name="P11">Ellis Horowitz, Sartaj Sahni: Fundamentals of Computer Algorithms, Pitman Publishing Limited, 1978, ISBN 0-273-01324-6 und ISBN 0-914894-22-6 (Kapitel 7, Seite 337 - 340)</text:p>
      <text:p text:style-name="P11"/>
      <text:p text:style-name="P11">Rüdeger Baumann: Computerspiele und Kobeleien programmiert in BASIC.Vogel Verlag, 1983, ISBN 3-8023-0703-8 (Kapitel 8, Seite 253 - 258)</text:p>
      <text:p text:style-name="P31"/>
      <text:p text:style-name="P11">George J. Pothering, Thomas L. Naps: Introduction to Data Structures and Algorithm Analysis with C++, West Publishing Company, 1995, ISBN 0-314-04574-0 (Kapitel 10, Seite 433 - 446, Verwendung einer Graphik für diese Ausarbeitung)</text:p>
      <text:p text:style-name="P11"/>
      <text:p text:style-name="P11">Bhagat Singh, Thomas L. Naps: Introduction to Data Structures, West Publishing Company, 1985, ISBN 0-314-85299-9 (Kapitel 5, Seite 100- 101)</text:p>
      <text:p text:style-name="P11"/>
      <text:p text:style-name="P11">Bhagat Singh, Thomas L. Naps: Program Design with Pascal. Principles, Algorithms and Data Structures. West Publishing Company, 1988, ISBN 0-314-62540-2 (Kapitel 8, Seite 304 - 324, bespricht u.a. Alternativen zur Verwendung von rekursiven Funktionsaufrufen auf)</text:p>
      <text:p text:style-name="P11"/>
      <text:p text:style-name="P11">Nikolaus Schaller - The N-Queens Problem (NQP)</text:p>
      <text:p text:style-name="P11">http://www.dsitri.de/projects/NQP/index.html</text:p>
      <text:p text:style-name="P11">http://ourworld.compuserve.com/homepages/Nikolaus_Schaller/NQP.html</text:p>
      <text:p text:style-name="P11"/>
      <text:p text:style-name="P11">Thimothy J. Rolfe: Queens on a Chessborad: Making the Best of a Bad Situation</text:p>
      <text:p text:style-name="P11">http://www.dsu.edu/~rolfe/SCCS-95/</text:p>
      <text:p text:style-name="P11"/>
      <text:p text:style-name="P11">Walter Kosters, University of Leiden - Bibliography on the n-Queens problem</text:p>
      <text:p text:style-name="P11">http://www.wi.LeidenUniv.nl/~kosters/nqueens.html</text:p>
      <text:p text:style-name="P11">http://www.wi.LeidenUniv.nl/~kosters/nqu.txt</text:p>
      <text:p text:style-name="P11"/>
      <text:p text:style-name="P11">On-Line Encyclopedia of Integer Sequences - Ways of placing n nonattacing queens on a n X n board</text:p>
      <text:p text:style-name="P11">http://www.research.att.com/cgi_bin/access.cgi/as/njas/sequences/eisA.cgi?Anu=A000170</text:p>
      <text:p text:style-name="P5"/>
      <text:p text:style-name="P34"/>
      <text:p text:style-name="P21">Darstellung des Lösungskonzepts mit Konzept-Struktogrammen</text:p>
      <text:p text:style-name="P11"/>
      <text:p text:style-name="P9"><text:span text:style-name="T2">Das unter WIN95/98 und WIN-NT laufende CASE-Tool </text:span>Siemens EASYCASE<text:span text:style-name="T2"> (http://www.easycase.at) wurde benutzt, um die in verschiedenen Programmiersprachen vorhandenen Algorithmen in Struktogramme umzusetzen und gleichzeitig funktionstüchtigen Code in der Programmiersprache „C“ zu generieren. Die gleichzeitig geladenen C-Entwicklungsumgebung </text:span>Microsoft Visual C++ <text:span text:style-name="T2">verwaltet die von EASYCASE erzeugten Quelltexte in einem Projekt. Alle zu dem Projekt gehörenden Quelltextdateien können so zu einem ausführbaren Programm compiliert und gelinkt werden.</text:span></text:p>
      <text:p text:style-name="P11"/>
      <text:p text:style-name="P11">Im einzelnen wurden die bei </text:p>
      <text:p text:style-name="P11"/>
      <text:list xml:id="list29527133" text:style-name="L6">
        <text:list-item>
          <text:p text:style-name="P43">Wirth</text:p>
        </text:list-item>
        <text:list-item>
          <text:p text:style-name="P43">Cooper, Clancy</text:p>
        </text:list-item>
        <text:list-item>
          <text:p text:style-name="P14">Horowitz, Sahni</text:p>
        </text:list-item>
      </text:list>
      <text:p text:style-name="P11"/>
      <text:p text:style-name="P11">aufgeführten Algorithmen mit EASYCASE aufgenommen und realisiert. Die Struktogramme sind als solche lesbar, der darin eingebettete und kommentierte Code bedarf nur wenig weiterer Erklärungen.</text:p>
      <text:p text:style-name="P11"/>
      <text:p text:style-name="P11">Im Folgenden sind die Daten des Schachfeldes in der Reihenfolge (Spalte,Zeile) abgelegt. </text:p>
      <text:p text:style-name="P31"/>
      <text:p text:style-name="P20">Entwicklung des Algorithmus</text:p>
      <text:p text:style-name="P11"/>
      <text:p text:style-name="P11">Wie kann man sich den Algorithmus anschaulich selber entwickeln ?</text:p>
      <text:p text:style-name="P11"/>
      <text:p text:style-name="P11">Überprüfung aller möglichen Belegungen daraufhin, ob sie Lösungen darstellen: </text:p>
      <text:p text:style-name="P11"/>
      <text:p text:style-name="P11">Da es für jede Damen 8 Plätze in der Zeile gibt, führt das auf 8^8 <text:s/>= 16.0777.216 Möglichkeiten</text:p>
      <text:p text:style-name="P11"/>
      <text:p text:style-name="P11">Ziel bei der rekursiven Algorithmen: Verringerung der Anzahl zu überprüfenden Belegungen </text:p>
      <text:p text:style-name="P11"/>
      <text:p text:style-name="P9"><text:span text:style-name="T2">Im konkreten Fall des 8-Damen Problems z.B. durch Ausnutzung von Symmetrien. Wir gehen</text:span><text:span text:style-name="T4"> zeilenweise</text:span><text:span text:style-name="T2"> vor.</text:span></text:p>
      <text:p text:style-name="P11"/>
      <text:p text:style-name="P9"><text:span text:style-name="T5">1. Dame</text:span><text:span text:style-name="T2"> </text:span></text:p>
      <text:p text:style-name="P11">1. Zeile: Setzen wir auf (1,1) - Kein Problem</text:p>
      <text:p text:style-name="P11"/>
      <text:p text:style-name="P20">2. Dame:</text:p>
      <text:p text:style-name="P11">Die Waagerechte, Senkrechte und <text:s/>die Diagonale stehen nicht mehr zur Verfügung. Es fallen 2 * (8 ^6) = 524288 Belegungen heraus. Erst in der 3.Spalte (3,2) kann die Dame gesetzt werden</text:p>
      <text:p text:style-name="P11"/>
      <text:p text:style-name="P20">3,4,5. Dame:</text:p>
      <text:p text:style-name="P11">Erst in der 3.Spalte (5,2) kann die 3.Dame <text:s/>gesetzt werden. So geht es weiter mit der 4. und 5.Dame</text:p>
      <text:p text:style-name="P31"/>
      <text:p text:style-name="P20">6.Dame:</text:p>
      <text:p text:style-name="P11">Jetzt geht es so leider nicht weiter ! </text:p>
      <text:p text:style-name="P17"/>
      <text:p text:style-name="P1"><draw:frame draw:style-name="fr1" draw:name="Grafik3" text:anchor-type="as-char" svg:width="15.991cm" svg:height="7.791cm" draw:z-index="2"><draw:image xlink:href="Pictures/200000090007B6A90003C21DB22FE8BC.svm" xlink:type="simple" xlink:show="embed" xlink:actuate="onLoad"/></draw:frame></text:p>
      <text:p text:style-name="P1"/>
      <text:p text:style-name="P9">Einsatz des Backtracking-Verfahrens</text:p>
      <text:p text:style-name="P9"/>
      <text:p text:style-name="P9">Ansatz</text:p>
      <text:p text:style-name="P11">Einfachste Programmierung des Backtracking-Verfahrens durch rekursiven Aufruf einer Funktion. Dann wird ein Stapel angelegt, auf dem die jeweiligen Brettbelegungen aufbewahrt werden.</text:p>
      <text:p text:style-name="P11"/>
      <text:p text:style-name="P9">1.Verfeinerung</text:p>
      <text:p text:style-name="P11"/>
      <text:p text:style-name="P23">Um die Dame in Zeile n zu setzen,</text:p>
      <text:p text:style-name="P23"><text:tab/>Wiederhole</text:p>
      <text:p text:style-name="P23"><text:tab/><text:tab/>Versuche, die Dame in die laufende Spalte zu setzen</text:p>
      <text:p text:style-name="P9"><text:span text:style-name="T6"><text:tab/><text:tab/></text:span><text:span text:style-name="T7">Wenn das geht: Setze die Dame in die Zeile n+1 </text:span></text:p>
      <text:p text:style-name="P9"><text:span text:style-name="T7"><text:tab/><text:tab/></text:span><text:span text:style-name="T6">Nimm die zuletzt gesetzte Dame wieder weg</text:span></text:p>
      <text:p text:style-name="P23"><text:tab/><text:tab/>Gehe zur nächsten Spalte dieser Zeile.</text:p>
      <text:p text:style-name="P23"><text:tab/>bis die 8.Spalte der Zeile erreicht ist;</text:p>
      <text:p text:style-name="P31"/>
      <text:p text:style-name="P9">2. Verfeinerung</text:p>
      <text:p text:style-name="P11"/>
      <text:p text:style-name="P23">Um die Dame in Zeile n zu setzten</text:p>
      <text:p text:style-name="P23"><text:tab/>Wiederhole</text:p>
      <text:p text:style-name="P9"><text:span text:style-name="T6"><text:tab/><text:tab/></text:span><text:span text:style-name="T7">Wenn die laufende Spalte sicher ist, </text:span></text:p>
      <text:p text:style-name="P24"><text:tab/><text:tab/><text:tab/>dann setze die Dame dorthin;</text:p>
      <text:p text:style-name="P23"><text:tab/><text:tab/><text:tab/>Wenn die 8.Zeile noch nicht erreicht ist,</text:p>
      <text:p text:style-name="P23"><text:tab/><text:tab/><text:tab/><text:tab/>dann setze eine Dame in die Zeile n+1</text:p>
      <text:p text:style-name="P23"><text:tab/><text:tab/><text:tab/><text:tab/>sonst gib das Brett aus </text:p>
      <text:p text:style-name="P23"><text:tab/><text:tab/><text:tab/><text:tab/>( = eine Lösung ist erreicht);</text:p>
      <text:p text:style-name="P22"><text:tab/><text:tab/><text:tab/>Nimm die gesetzte Damen wieder weg;</text:p>
      <text:p text:style-name="P22"><text:tab/><text:tab/>Gehe zur nächsten Spalte dieser Zeile über;</text:p>
      <text:p text:style-name="P23"><text:tab/>bis die 8.Spalte der Zeile erreicht ist;</text:p>
      <text:p text:style-name="P25"><draw:frame draw:style-name="fr1" draw:name="Grafik4" text:anchor-type="as-char" svg:width="15.997cm" svg:height="13.637cm" draw:z-index="3"><draw:image xlink:href="Pictures/200000090006D3B20005D20AC5AA0AC0.svm" xlink:type="simple" xlink:show="embed" xlink:actuate="onLoad"/></draw:frame></text:p>
      <text:p text:style-name="P32"/>
      <text:p text:style-name="P9">Wann ist ein Platz sicher ?</text:p>
      <text:p text:style-name="P11"/>
      <text:p text:style-name="P11">Der Algorithmus von Wirth ( und dessen Variation von Cooper/Clancy) stellt eine Optimierung des Algorithmus von Horowitz/Sahni dar. Wirth verwendet im Vergleich zu Horowitz/Sahni zusätzliche Felder zum Abspeichern von Informationen. Wirth und Cooper/Clancy verzichten auf eine Skalierbarkeit der Brettgröße im Programm, die sich aber problemlos wieder einführen läßt.</text:p>
      <text:p text:style-name="P11"/>
      <text:p text:style-name="P9"><text:span text:style-name="T2">Bei Horowitz/Sahni führt die Routine zur Überprüfung der Gültigkeit einer Position innerhalb einer vorgegebenen Spalte zur expliziten Prüfung jeder </text:span>vorherigen<text:span text:style-name="T2"> Spalte. Das Schachbrett wird im Programm durch einen Vektor (eindimensionales Feld) repräsentiert, dessen Elemente den Brettzeilen entsprechen. Der eingetragene Wert ist die Spaltenposition, auf dem eine Dame auf einem sicheren Platz steht.</text:span></text:p>
      <text:p text:style-name="P11"/>
      <text:p text:style-name="P11">Die Überprüfung ist eine O(N) Operation <text:s/>(es müssen also bis zu N Schleifendurchläufe lang Vergleiche durchgeführt <text:s/>werden). Vgl. Funktion „place()“: </text:p>
      <text:p text:style-name="P11"/>
      <text:p text:style-name="P11">Bei Wirth wird die Überprüfung durch die Einführung dreier weiterer Vektoren zu einer O(1) Operation (ein Vergleich reicht). Ein Vektor dient zur Notierung, ob in einer Spalte schon eine Dame steht. Ähnlich kann man sich merken, ob in einer Diagonale ( - 45°, Spalte-Zeile = konstant) oder der Gegendiagonalen ( + 45°, Spalte+Zeile) schon eine Dame steht. Bei einem NxN Schachbrett gibt es 2N - 1 Diagonalen und 2N -1 Gegendiagonalen.</text:p>
      <text:p text:style-name="P11"/>
      <text:p text:style-name="P11">Wir sehen, daß in jeder „/“ Diagonalen die Summe der Koordinaten i und j und in jeder „\“-Diagonalen die Differenz i-j für alle Felder gleich ist.</text:p>
      <text:p text:style-name="P11"/>
      <text:p text:style-name="P11">Beispiel: Wenn man von Platz 5 in Zeile 2 ausgehent, dann liegt links darunter der Platz 4 in der Zeilie 3 und rechts darüber der Platz 6 in der Zeile 1</text:p>
      <text:p text:style-name="P11"/>
      <text:p text:style-name="P11">Wir definieren:</text:p>
      <text:p text:style-name="P11"/>
      <text:p text:style-name="P9"><text:span text:style-name="T2">x</text:span><text:span text:style-name="T8">i</text:span><text:span text:style-name="T2"> = Position der Dame in der i-ten Spalte</text:span></text:p>
      <text:p text:style-name="P9"><text:span text:style-name="T2">a</text:span><text:span text:style-name="T8">j</text:span><text:span text:style-name="T2"> = „j-te Zeile ist frei“ ( Laufindex für MV_spalte[] )</text:span></text:p>
      <text:p text:style-name="P9"><text:span text:style-name="T2">b</text:span><text:span text:style-name="T8">k</text:span><text:span text:style-name="T2"> = „k-te /-Diagonale ist frei“ ( Laufindex für MV_li_diag[] : 2.. (2*N-1) );</text:span></text:p>
      <text:p text:style-name="P9"><text:span text:style-name="T2">c</text:span><text:span text:style-name="T8">k</text:span><text:span text:style-name="T2"> = „k-te \-Diagonale ist frei“ ( Laufindex für MV_re_diag[] : -(N-1) ..(N-1) ); </text:span></text:p>
      <text:p text:style-name="P11"/>
      <text:p text:style-name="P11">Die Wahl für die Index-Grenzen der Vektoren ist durch die Art der Berechnung der Indizes b und c bestimmt.</text:p>
      <text:p text:style-name="P31"/>
      <text:p text:style-name="P9">3.Verfeinerung</text:p>
      <text:p text:style-name="P11"/>
      <text:p text:style-name="P11">Setze eine Dame in die Zeile n+1 =</text:p>
      <text:p text:style-name="P23"/>
      <text:p text:style-name="P23">MV_schachbrett[VV_zeile - OFFSET_SCHACHBRETT]</text:p>
      <text:p text:style-name="P23"><text:s text:c="14"/>[PV_spalte - OFFSET_SCHACHBRETT] = TRUE; </text:p>
      <text:p text:style-name="P23">MV_spalte[PV_spalte - OFFSET_SPALTE] = FALSE;</text:p>
      <text:p text:style-name="P23">MV_li_diag[VV_zeile + PV_spalte - OFFSET_LI_DIAG] = FALSE;</text:p>
      <text:p text:style-name="P23">MV_re_diag[VV_zeile - PV_spalte - OFFSET_RE_DIAG] = FALSE;</text:p>
      <text:p text:style-name="P23"/>
      <text:p text:style-name="P9">4.Verfeinerung</text:p>
      <text:p text:style-name="P23"/>
      <text:p text:style-name="P11">Nimm die gesetzte Dame wieder weg =</text:p>
      <text:p text:style-name="P23"/>
      <text:p text:style-name="P23">MV_schachbrett[VV_zeile - OFFSET_SCHACHBRETT]</text:p>
      <text:p text:style-name="P23"><text:s text:c="14"/>[PV_spalte - OFFSET_SCHACHBRETT] = FALSE;</text:p>
      <text:p text:style-name="P23">MV_spalte[PV_spalte - OFFSET_SPALTE] = TRUE;</text:p>
      <text:p text:style-name="P23">MV_li_diag[VV_zeile + PV_spalte - OFFSET_LI_DIAG] = TRUE;</text:p>
      <text:p text:style-name="P23">MV_re_diag[VV_zeile - PV_spalte - OFFSET_RE_DIAG] = TRUE;</text:p>
      <text:p text:style-name="P9"/>
      <text:p text:style-name="P11">Da Felder in „C“ immer von 0.. an laufen, mußte noch ein Offset berücksichtigt werden ( um die Daten platzsparend zu speichern bzw. weil negative Feldinizes in „C“ nicht möglich sind.</text:p>
      <text:p text:style-name="P11"/>
      <text:p text:style-name="P30"/>
      <text:p text:style-name="P19">Lösungszahl als Funktion der Feldgröße N</text:p>
      <text:p text:style-name="P11"/>
      <text:p text:style-name="P11">Abschließend folgt hier eine der Literatur entnommene Übersicht über die Anzahl verschiedener Lösungen (inklusive aller symmetrischen Lösungen) als Funktion der Feldgröße:</text:p>
      <text:p text:style-name="P27"/>
      <table:table table:name="Tabelle1" table:style-name="Tabelle1">
        <table:table-column table:style-name="Tabelle1.A"/>
        <table:table-column table:style-name="Tabelle1.B"/>
        <table:table-row table:style-name="Tabelle1.1">
          <table:table-cell table:style-name="Tabelle1.A1" office:value-type="string">
            <text:p text:style-name="P18">Feldgröße N</text:p>
          </table:table-cell>
          <table:table-cell table:style-name="Tabelle1.B1" office:value-type="string">
            <text:p text:style-name="P18">Anzahl Lösungen</text:p>
          </table:table-cell>
        </table:table-row>
        <table:table-row table:style-name="Tabelle1.1">
          <table:table-cell table:style-name="Tabelle1.A1" office:value-type="string">
            <text:p text:style-name="P18">1</text:p>
          </table:table-cell>
          <table:table-cell table:style-name="Tabelle1.B1" office:value-type="string">
            <text:p text:style-name="P18">1</text:p>
          </table:table-cell>
        </table:table-row>
        <table:table-row table:style-name="Tabelle1.1">
          <table:table-cell table:style-name="Tabelle1.A1" office:value-type="string">
            <text:p text:style-name="P18">2</text:p>
          </table:table-cell>
          <table:table-cell table:style-name="Tabelle1.B1" office:value-type="string">
            <text:p text:style-name="P18">0</text:p>
          </table:table-cell>
        </table:table-row>
        <table:table-row table:style-name="Tabelle1.1">
          <table:table-cell table:style-name="Tabelle1.A1" office:value-type="string">
            <text:p text:style-name="P18">3</text:p>
          </table:table-cell>
          <table:table-cell table:style-name="Tabelle1.B1" office:value-type="string">
            <text:p text:style-name="P18">0</text:p>
          </table:table-cell>
        </table:table-row>
        <table:table-row table:style-name="Tabelle1.1">
          <table:table-cell table:style-name="Tabelle1.A1" office:value-type="string">
            <text:p text:style-name="P18">4</text:p>
          </table:table-cell>
          <table:table-cell table:style-name="Tabelle1.B1" office:value-type="string">
            <text:p text:style-name="P18">2</text:p>
          </table:table-cell>
        </table:table-row>
        <table:table-row table:style-name="Tabelle1.1">
          <table:table-cell table:style-name="Tabelle1.A1" office:value-type="string">
            <text:p text:style-name="P18">5</text:p>
          </table:table-cell>
          <table:table-cell table:style-name="Tabelle1.B1" office:value-type="string">
            <text:p text:style-name="P18">10</text:p>
          </table:table-cell>
        </table:table-row>
        <table:table-row table:style-name="Tabelle1.1">
          <table:table-cell table:style-name="Tabelle1.A1" office:value-type="string">
            <text:p text:style-name="P18">6</text:p>
          </table:table-cell>
          <table:table-cell table:style-name="Tabelle1.B1" office:value-type="string">
            <text:p text:style-name="P18">4</text:p>
          </table:table-cell>
        </table:table-row>
        <table:table-row table:style-name="Tabelle1.1">
          <table:table-cell table:style-name="Tabelle1.A1" office:value-type="string">
            <text:p text:style-name="P18">7</text:p>
          </table:table-cell>
          <table:table-cell table:style-name="Tabelle1.B1" office:value-type="string">
            <text:p text:style-name="P18">40</text:p>
          </table:table-cell>
        </table:table-row>
        <table:table-row table:style-name="Tabelle1.1">
          <table:table-cell table:style-name="Tabelle1.A1" office:value-type="string">
            <text:p text:style-name="P18">8</text:p>
          </table:table-cell>
          <table:table-cell table:style-name="Tabelle1.B1" office:value-type="string">
            <text:p text:style-name="P18">92</text:p>
          </table:table-cell>
        </table:table-row>
        <table:table-row table:style-name="Tabelle1.1">
          <table:table-cell table:style-name="Tabelle1.A1" office:value-type="string">
            <text:p text:style-name="P18">9</text:p>
          </table:table-cell>
          <table:table-cell table:style-name="Tabelle1.B1" office:value-type="string">
            <text:p text:style-name="P18">352</text:p>
          </table:table-cell>
        </table:table-row>
        <table:table-row table:style-name="Tabelle1.1">
          <table:table-cell table:style-name="Tabelle1.A1" office:value-type="string">
            <text:p text:style-name="P18">10</text:p>
          </table:table-cell>
          <table:table-cell table:style-name="Tabelle1.B1" office:value-type="string">
            <text:p text:style-name="P18">724</text:p>
          </table:table-cell>
        </table:table-row>
        <table:table-row table:style-name="Tabelle1.1">
          <table:table-cell table:style-name="Tabelle1.A1" office:value-type="string">
            <text:p text:style-name="P18">11</text:p>
          </table:table-cell>
          <table:table-cell table:style-name="Tabelle1.B1" office:value-type="string">
            <text:p text:style-name="P18">2680</text:p>
          </table:table-cell>
        </table:table-row>
        <table:table-row table:style-name="Tabelle1.1">
          <table:table-cell table:style-name="Tabelle1.A1" office:value-type="string">
            <text:p text:style-name="P18">12</text:p>
          </table:table-cell>
          <table:table-cell table:style-name="Tabelle1.B1" office:value-type="string">
            <text:p text:style-name="P18">14200</text:p>
          </table:table-cell>
        </table:table-row>
        <table:table-row table:style-name="Tabelle1.1">
          <table:table-cell table:style-name="Tabelle1.A1" office:value-type="string">
            <text:p text:style-name="P18">13</text:p>
          </table:table-cell>
          <table:table-cell table:style-name="Tabelle1.B1" office:value-type="string">
            <text:p text:style-name="P18">73712</text:p>
          </table:table-cell>
        </table:table-row>
        <table:table-row table:style-name="Tabelle1.1">
          <table:table-cell table:style-name="Tabelle1.A1" office:value-type="string">
            <text:p text:style-name="P18">14</text:p>
          </table:table-cell>
          <table:table-cell table:style-name="Tabelle1.B1" office:value-type="string">
            <text:p text:style-name="P18">365596</text:p>
          </table:table-cell>
        </table:table-row>
        <table:table-row table:style-name="Tabelle1.1">
          <table:table-cell table:style-name="Tabelle1.A1" office:value-type="string">
            <text:p text:style-name="P18">15</text:p>
          </table:table-cell>
          <table:table-cell table:style-name="Tabelle1.B1" office:value-type="string">
            <text:p text:style-name="P18">2279184</text:p>
          </table:table-cell>
        </table:table-row>
        <table:table-row table:style-name="Tabelle1.1">
          <table:table-cell table:style-name="Tabelle1.A1" office:value-type="string">
            <text:p text:style-name="P18">16</text:p>
          </table:table-cell>
          <table:table-cell table:style-name="Tabelle1.B1" office:value-type="string">
            <text:p text:style-name="P18">14772512</text:p>
          </table:table-cell>
        </table:table-row>
        <table:table-row table:style-name="Tabelle1.1">
          <table:table-cell table:style-name="Tabelle1.A1" office:value-type="string">
            <text:p text:style-name="P18">17</text:p>
          </table:table-cell>
          <table:table-cell table:style-name="Tabelle1.B1" office:value-type="string">
            <text:p text:style-name="P18">95815104</text:p>
          </table:table-cell>
        </table:table-row>
        <table:table-row table:style-name="Tabelle1.1">
          <table:table-cell table:style-name="Tabelle1.A1" office:value-type="string">
            <text:p text:style-name="P18">18</text:p>
          </table:table-cell>
          <table:table-cell table:style-name="Tabelle1.B1" office:value-type="string">
            <text:p text:style-name="P18">666090624</text:p>
          </table:table-cell>
        </table:table-row>
        <table:table-row table:style-name="Tabelle1.1">
          <table:table-cell table:style-name="Tabelle1.A1" office:value-type="string">
            <text:p text:style-name="P18">19</text:p>
          </table:table-cell>
          <table:table-cell table:style-name="Tabelle1.B1" office:value-type="string">
            <text:p text:style-name="P18">4968057848</text:p>
          </table:table-cell>
        </table:table-row>
        <table:table-row table:style-name="Tabelle1.1">
          <table:table-cell table:style-name="Tabelle1.A1" office:value-type="string">
            <text:p text:style-name="P18">20</text:p>
          </table:table-cell>
          <table:table-cell table:style-name="Tabelle1.B1" office:value-type="string">
            <text:p text:style-name="P18">39029188884</text:p>
          </table:table-cell>
        </table:table-row>
        <table:table-row table:style-name="Tabelle1.1">
          <table:table-cell table:style-name="Tabelle1.A1" office:value-type="string">
            <text:p text:style-name="P18">21</text:p>
          </table:table-cell>
          <table:table-cell table:style-name="Tabelle1.B1" office:value-type="string">
            <text:p text:style-name="P18">314666222712</text:p>
          </table:table-cell>
        </table:table-row>
        <table:table-row table:style-name="Tabelle1.1">
          <table:table-cell table:style-name="Tabelle1.A1" office:value-type="string">
            <text:p text:style-name="P18">22</text:p>
          </table:table-cell>
          <table:table-cell table:style-name="Tabelle1.B1" office:value-type="string">
            <text:p text:style-name="P18">2691008701644</text:p>
          </table:table-cell>
        </table:table-row>
        <table:table-row table:style-name="Tabelle1.1">
          <table:table-cell table:style-name="Tabelle1.A1" office:value-type="string">
            <text:p text:style-name="P18">23</text:p>
          </table:table-cell>
          <table:table-cell table:style-name="Tabelle1.B1" office:value-type="string">
            <text:p text:style-name="P18">24233937684440</text:p>
          </table:table-cell>
        </table:table-row>
      </table:table>
      <text:p text:style-name="P9"/>
      <text:h text:style-name="P49" text:outline-level="1"/>
      <text:h text:style-name="P50" text:outline-level="1">Symmetrien</text:h>
      <text:h text:style-name="P47" text:outline-level="1">Am Beispiel N=5 sind hier die Symmetrien aufgezeigt, die mit den Algorithmen gefundene Lösungen aufweisen.</text:h>
      <text:p text:style-name="P10"/>
      <text:h text:style-name="P51" text:outline-level="1">Original<text:tab/><text:tab/><text:tab/>Vertikale Spiegelung</text:h>
      <text:h text:style-name="P51" text:outline-level="1">1 <text:s/>. <text:s/>. <text:s/>. <text:s/>.<text:tab/><text:tab/>. <text:s/>. <text:s/>. <text:s/>. <text:s/>1</text:h>
      <text:h text:style-name="P51" text:outline-level="1">. <text:s/>. <text:s/>2 <text:s/>. <text:s/>.<text:tab/><text:tab/>. <text:s/>. <text:s/>2 <text:s/>. <text:s/>.</text:h>
      <text:h text:style-name="P51" text:outline-level="1">. <text:s/>. <text:s/>. <text:s/>. <text:s/>3 <text:s text:c="6"/>3 <text:s/>. <text:s/>. <text:s/>. <text:s/>.</text:h>
      <text:h text:style-name="P51" text:outline-level="1">. <text:s/>4 <text:s/>. <text:s/>. <text:s/>. <text:s text:c="6"/>. <text:s/>. <text:s/>. <text:s/>4 <text:s/>.</text:h>
      <text:h text:style-name="P51" text:outline-level="1">. <text:s/>. <text:s/>. <text:s/>5 <text:s/>. <text:s text:c="6"/>. <text:s/>5 <text:s/>. <text:s/>. <text:s/>.</text:h>
      <text:p text:style-name="Standard"/>
      <text:h text:style-name="P51" text:outline-level="1">90° Drehung<text:tab/><text:tab/>Anti-diagonale Spiegelung</text:h>
      <text:h text:style-name="P51" text:outline-level="1">. <text:s/>. <text:s/>. <text:s/>. <text:s/>1 <text:s text:c="6"/>. <text:s/>. <text:s/>3 <text:s/>. <text:s/>.</text:h>
      <text:h text:style-name="P51" text:outline-level="1">. <text:s/>4 <text:s/>. <text:s/>. <text:s/>. <text:s text:c="6"/>5 <text:s/>. <text:s/>. <text:s/>. <text:s/>.</text:h>
      <text:h text:style-name="P51" text:outline-level="1">. <text:s/>. <text:s/>. <text:s/>2 <text:s/>. <text:s text:c="6"/>. <text:s/>. <text:s/>. <text:s/>2 <text:s/>.</text:h>
      <text:h text:style-name="P51" text:outline-level="1">5 <text:s/>. <text:s/>. <text:s/>. <text:s/>. <text:s text:c="6"/>. <text:s/>4 <text:s/>. <text:s/>. <text:s/>.</text:h>
      <text:h text:style-name="P51" text:outline-level="1">. <text:s/>. <text:s/>3 <text:s/>. <text:s/>. <text:s text:c="6"/>. <text:s/>. <text:s/>. <text:s/>. <text:s/>1</text:h>
      <text:h text:style-name="P51" text:outline-level="1"/>
      <text:h text:style-name="P51" text:outline-level="1">180° Drehung<text:tab/><text:tab/>Horizontale Spiegelung</text:h>
      <text:h text:style-name="P51" text:outline-level="1">. <text:s/>5 <text:s/>. <text:s/>. <text:s/>. <text:s text:c="6"/>. <text:s/>. <text:s/>. <text:s/>5 <text:s/>.</text:h>
      <text:h text:style-name="P51" text:outline-level="1">. <text:s/>. <text:s/>. <text:s/>4 <text:s/>. <text:s text:c="6"/>. <text:s/>4 <text:s/>. <text:s/>. <text:s/>.</text:h>
      <text:h text:style-name="P51" text:outline-level="1">3 <text:s/>. <text:s/>. <text:s/>. <text:s/>. <text:s text:c="6"/>. <text:s/>. <text:s/>. <text:s/>. <text:s/>3</text:h>
      <text:h text:style-name="P51" text:outline-level="1">. <text:s/>. <text:s/>2 <text:s/>. <text:s/>. <text:s text:c="6"/>. <text:s/>. <text:s/>2 <text:s/>. <text:s/>.</text:h>
      <text:h text:style-name="P51" text:outline-level="1">. <text:s/>. <text:s/>. <text:s/>. <text:s/>1 <text:s text:c="6"/>1 <text:s/>. <text:s/>. <text:s/>. <text:s/>.</text:h>
      <text:h text:style-name="P51" text:outline-level="1"/>
      <text:h text:style-name="P51" text:outline-level="1">270° Drehung<text:tab/><text:tab/>Diagonale Spiegelung</text:h>
      <text:h text:style-name="P51" text:outline-level="1"><text:s/>. <text:s/>. <text:s/>3 <text:s/>. <text:s/>. <text:s text:c="5"/>1 <text:s/>. <text:s/>. <text:s/>. <text:s/>.</text:h>
      <text:h text:style-name="P51" text:outline-level="1">. <text:s/>. <text:s/>. <text:s/>. <text:s/>5 <text:s text:c="6"/>. <text:s/>. <text:s/>. <text:s/>4 <text:s/>.</text:h>
      <text:h text:style-name="P51" text:outline-level="1">. <text:s/>2 <text:s/>. <text:s/>. <text:s/>. <text:s text:c="6"/>. <text:s/>2 <text:s/>. <text:s/>. <text:s/>.</text:h>
      <text:h text:style-name="P51" text:outline-level="1"><text:s/>. <text:s/>. <text:s/>. <text:s/>4 <text:s/>. <text:s text:c="5"/>. <text:s/>. <text:s/>. <text:s/>. <text:s/>5</text:h>
      <text:h text:style-name="P51" text:outline-level="1">1 <text:s/>. <text:s/>. <text:s/>. <text:s/>. <text:s text:c="6"/>. <text:s/>. <text:s/>3 <text:s/>. <text:s/>.</text:h>
      <text:p text:style-name="P11"/>
      <text:p text:style-name="P35"/>
      <text:p text:style-name="P21">Programmbeschreibung</text:p>
      <text:p text:style-name="P11"/>
      <text:p text:style-name="P11">Die Programmentwicklung wurde in 2 Schritten vollzogen</text:p>
      <text:p text:style-name="P11"/>
      <text:p text:style-name="P9">Schritt 1<text:span text:style-name="T2"> </text:span></text:p>
      <text:p text:style-name="P11">Das CASE-Tool EASYCASE wurde zum Entwurf der Struktogramme verwendet, die gemäß den in „fremden“ Programmiersprachen aufgeführten Algorithmen gestaltet wurden.</text:p>
      <text:p text:style-name="P11"/>
      <text:p text:style-name="P11">Aufgrund der Einschränkungen der zur Verfügung stehenden Demo-Version wurde der Quelltext jeder Funktion in eine eigene Datei gepackt. Nur bei so kleinen „Software-Portionen“ von 1-2 Bildschirmseiten erlaubte die Demo-Version von EASYCASE auch den Ausdruck der Struktogramme.</text:p>
      <text:p text:style-name="P11"/>
      <text:p text:style-name="P11">Herstellerzitat: „Es können beliebig große eigene Dateien eingelesen und am Bildschirm angezeigt werden, allerdings können nur kleine Struktogramme (Sourcen) gespeichert <text:s/>(ca 200 LOC) und gedruckt (ca 1-2 A4 Seiten) werden“.</text:p>
      <text:p text:style-name="P11"/>
      <text:p text:style-name="P11">Da die OLE-Funktionalität, mit der man Struktogramme via OLE z.B: mit WORD-Dokumenten verbinden, kann, gesperrt ist, erfolgte der Ausdruck mit der in EASYCASE eingebauten Druckerroutine. Unter WIN-NT 4.0 bestände auch die Möglichkeit, die Druckausgaben in eine Datei im Windows Meta-Format umzuwandeln und von vektororientierten Graphikprogrammen wie Corel-Draw weiterzubearbeiten</text:p>
      <text:p text:style-name="P11"/>
      <text:p text:style-name="P11">Die Aufsplitterung des Programms in viele kleine Funktionen entspricht auch dem klassischen „C“ Programmierstil, nach dem eine Funktion nie mehr als eine (Bildschirm-) Seite füllen sollte</text:p>
      <text:p text:style-name="P11"/>
      <text:p text:style-name="P11">Nur für diese Entwicklungsphase wurden alle Funktionen und Daten global deklariert, also auch diejenigen, die normalerweise modulglobal (static) deklariert würden. Dies war ein formal notwendiger, aber aufgrund der geringen Projektgröße harmloser Verstoß gegen die Prinzipien der struktorierten Programmierung, die eine Datenkapselung fordern. Dafür ließen sich halt die Struktogramme ausdrucken !</text:p>
      <text:p text:style-name="P31"/>
      <text:p text:style-name="P9">Schritt 2</text:p>
      <text:p text:style-name="P11">Die von EASYCASE aus den Struktogrammen automatisch ohne manuelle Nacharbeit erzeugten C-Quelltexte wurden in einer einzigen Datei NQUEENS.CPP zusammengefaßt und alle zur Kommunikation nach außen nicht benötigten globalen Daten und Funktionen in modulglobale Daten und Funktionen (static) umgewandelt. Diese Programmversion entspricht also den Forderungen bei der struktorierten Programmierung nach einer Datenkapselung. Nur die Funktion main() ist global deklariert, alle anderen Funktionen und alle außerhalb von Funktionen deklarierten Daten sind modulgobal (static).</text:p>
      <text:p text:style-name="P11"/>
      <text:p text:style-name="P9"><text:span text:style-name="T2">Um einen Eindruck von der Mächtigkeit des CASE-Tools EASYCASE im praktischen Gebrauch bei der Entwickung und Codierung von Algorithmen zu geben, </text:span><text:span text:style-name="T4">wurden die von EASYCASE generierten Dateien nicht modifiziert </text:span><text:span text:style-name="T2">(bis auf die notwendigen Anpassungen bei der Zusammenfassung aller Daten und Funktionen in einer Datei). </text:span></text:p>
      <text:p text:style-name="P11"/>
      <text:p text:style-name="P11">Die Ausgabe des Programms erfolgt auf der Standard-Ausgabe (StdOut) ohne weitere Gestaltung, um gerade bei den Struktogrammen eine Beschränkung auf das Wesentliche zu erreichen. Außerdem erlaubt dieser UNIX-ähnlicher Programmierstil bei der Ausgabe die Weiterverarbeitung derselben unter Zuhilfename weiterer UNIX-ähnlicher Textverarbeitungswerkzeuge (SED, Awk, Perl,..)</text:p>
      <text:p text:style-name="P11"/>
      <text:p text:style-name="P11">Der Zugriff mittels der durch den Algorithmus vorgegebenen Feldindizes auf die Datenfelder (z.B. negativer Startindex, Startindex &gt; 1) werden unter Verwendung von <text:s/>globalen Konstanten (z.B. OFFSET_SPALTE) in die für „C“ geeignete Form gebracht. </text:p>
      <text:p text:style-name="P31"/>
      <text:p text:style-name="P19">Erläuterungen und Begründungen</text:p>
      <text:p text:style-name="P19">zum Umfang und zur Ausgestaltung meiner Version des Programms NQUEENS</text:p>
      <text:p text:style-name="P11"/>
      <text:p text:style-name="P9"><text:span text:style-name="T2">Ein Schwerpunkt meiner Arbeit lag in der Internet- und Literaturrecherche sowie in der Arbeit mit dem CASE-Tool EASYCASE. Es sollte eben nicht ein „häßliches“, konventionell eingehacktes C-Programm mit einem „Strukturgenerator“ dokumentiert werden, sondern es sollte ein CASE-Tool bei der </text:span>Entwicklung<text:span text:style-name="T2"> eingesetzt werden.</text:span></text:p>
      <text:p text:style-name="P11"/>
      <text:p text:style-name="P9"><text:span text:style-name="T2">Insbesondere sollten die mit EASYCASE erzeugten Struktogramme auch noch lesbar und insbesondere auf DIN-A4 Druckern </text:span>ausdruckbar<text:span text:style-name="T2"> sein und mit Einschränkungen sogar noch als Folien für den Vortrag dienen. Schon bei meinem sehr einfach gehaltenen Programm und den </text:span><text:span text:style-name="T4">extrem kurz und übersichtlich gehaltenen Funktionen</text:span><text:span text:style-name="T2"> ist eine Verwendung der resultierenden Struktogramme als Folien hart an der Schmerzgrenze bzw. schon nicht mehr empfehlenswert. Auch bei der Präparierung des Ausdrucks mußte ich schon tricksen, um die Struktogramme auf eine DIN-A4 Seite (im Hochformat) zu bannen. Alles in allem ist mir nach dieser Erfahrung die Verwendung von auf Struktogrammen basierenden CASE-Tools nicht gerade schmackhaft gemacht worden...</text:span></text:p>
      <text:p text:style-name="P11"/>
      <text:p text:style-name="P11">Die Feldgröße des Schachbretts wird in der Header-Datei NQUEENSH.H eingestellt. </text:p>
      <text:p text:style-name="P11"/>
      <text:p text:style-name="P11">Damit war es möglich, bei der Struktogramm-Entwicklung Felder global und bei der endgültigen C-Version modulglobale (static) Felder zu verwenden.</text:p>
      <text:p text:style-name="P11"/>
      <text:p text:style-name="P11">Der bei der struktorierten Programmierung geforderten Datenkapselung wurde damit Rechnung getragen: Nach „außen“ ist nur die Funktion main() sichtbar, alle Daten und untergeordneten Funktionen sind modulglobal (static) deklariert.</text:p>
      <text:p text:style-name="P11"/>
      <text:p text:style-name="P11">Eine Eingabe der Feldgröße durch den Benutzer wurde nicht vorgesehen, weder als Parameter auf der Kommandozeile noch als Benutzer-Eingabe bei Programmstart. </text:p>
      <text:p text:style-name="P31"/>
      <text:p text:style-name="P11">Dieses würde von meiner Sicht aus dem Benchmark-Charakter des Programms entgegenlaufen. Speziell Zeitmessungen werden häufig mit „ganzen“ Programmen vorgenommen, d.h. es wird die Zeit vom Programmstart bis zum Programmende durch ein externes Hilfsprogramm gemessen. Zusätzliche Berechnungen bei Programmstart verfälschen Benchmarks, die Notwendigkeit zu interaktive Eingaben verhindern sie vollständig. Letztenendes wollte ich ein „schlankes“ Programm.</text:p>
      <text:p text:style-name="P11"/>
      <text:p text:style-name="P11">Die mit einer Festlegung der Feldgröße notwendige dynamische Speicher-Alloziierung zieht auch eine Übergabe von wesentlich mehr Parametern an alle Funktionen nach sich. Dies würde der Übersichtlichkeit des Algorithmus abträglich sein. Der Zugriff auf statisch deklarierte Felder im C-Debugger ist etwas einfacherer und komfortabler als der auf dynamisch zur Laufzeit deklarierter Felder.</text:p>
      <text:p text:style-name="P11"/>
      <text:p text:style-name="P11">Nicht zuletzt würde durch die zusätzliche Anbringung von noch mehr Parametern bei der Deklaration und dem Aufruf von Funktion im Mittel die Breite der Struktogramme noch weiter ansteigen und einen ordnungsgemäßen Ausdruck auf DIN-A4 Format unmöglich machen :-)</text:p>
      <text:p text:style-name="P11"/>
      <text:p text:style-name="P11">Ein Einzelschrittmodus ist wenig sinnvoll, da z.B. schon bei Brettgröße 8 im Mittel 161 mal die Sicherheit eines Feldes getestet werden muß, schon die 1.Lösung aber verlangt 876 Tests (nach Wirth).</text:p>
      <text:p text:style-name="P11"/>
      <text:p text:style-name="P11">Das 8-Damen Problem ist ein Benchmark, keine Multimedia-Graphikdemo ! Man hätte natürlich eins draus machen können.</text:p>
      <text:p text:style-name="P36"/>
      <text:p text:style-name="P20">Einschränkungen und Mängel des Quelltextes, die durch die Verwendung von EASYCASE zu verantworten sind:</text:p>
      <text:p text:style-name="P11"/>
      <text:p text:style-name="P11">Keine Unterstützung der C++ Kommentierung „//“ bis zum Zeilenende innerhalb der meisten Kontrollstrukturen (bis auf Anweisungsblöcke).</text:p>
      <text:p text:style-name="P11"/>
      <text:p text:style-name="P11">Kontrollstrukturen (if, for, while, Anweisungsblöcke..) könnnen nur sehr unkomfortabel kommentiert werden, d.h. nur innerhalb der Eingabefensterpositionen der Bedingungen. Beispiel</text:p>
      <text:p text:style-name="P11"/>
      <text:p text:style-name="P23">if ( VV_Zeile &lt; SIZE_SCHACHBRETT )</text:p>
      <text:p text:style-name="P11"/>
      <text:p text:style-name="P11">kann nur kommentiert werden</text:p>
      <text:p text:style-name="P11"/>
      <text:p text:style-name="P23">if (VV_Zeile &lt; SIZE_SCHACHBRETT /* Alle Zeilen bearbeitet ? */ )</text:p>
      <text:p text:style-name="P11"/>
      <text:p text:style-name="P11">weil das Eingabefenster von EASYCASE für diese Kontrollstruktur zwischen </text:p>
      <text:p text:style-name="P11">„(„ und „)“ liegt</text:p>
      <text:p text:style-name="P11"/>
      <text:p text:style-name="P9"><text:span text:style-name="T2">Alternativ müssen zusätzliche, den Kontrollstrukturen </text:span><text:span text:style-name="T4">nicht fest zugeordnete</text:span><text:span text:style-name="T2"> zusätzliche EASYCASE Anweisungselemente zum Kommentieren genutzt werden oder jede Kontrollstruktur durch einen Block „{„ ..“}“ (also im späteren Quelltext sichtbaren</text:span><text:span text:style-name="T4"> Code</text:span><text:span text:style-name="T2">) umschlossen werden. Die Erzeugung von sichtbarem Code ist indiskutabel, </text:span><text:span text:style-name="T4">die nur lose Zuordnung von sichtbaren Kommentaren zu Kontrollstrukturen</text:span><text:span text:style-name="T2"> ist zur Zeit sicher ein Schwachpunkt von EASYCASE.</text:span></text:p>
      <text:p text:style-name="P11"/>
      <text:p text:style-name="P11">Bei Verwendung der EASYCASE Funktion „Tiefer Lagern“ verschwindet der Code aus dem Struktogramm und wird durch Kommentar ersetzt statt daß er um Kommentar ergänzt wird. Dies macht Struktogramme auch nicht in jedem Fall besser lesbar, weil EASYCASE das „Nachschauen“ (d.h. temporäres Tiefer- und Höherlagern) nicht unterstützt !</text:p>
      <text:p text:style-name="P11"/>
      <text:p text:style-name="P11">Die Druckvorschau funktionierte nicht, die Benutzerführung war inkonsistent. Wenn man nacheinander Dateien mit verschiedenen Datei-Extensions abspeichert, dann kann leicht zu Datenverlusten kommen, da sich EASYCASE nur die „letzte“ Datei-Extension merkt, nicht etwa die Datei-Extension, die zu <text:soft-page-break/>der Datei gehört, die einem Fenster zugeordnet ist ! Alles in allem... „Alphaware“, trotz 12.000 verkauften Lizenzen :-)</text:p>
      <text:p text:style-name="P11"/>
      <text:p text:style-name="P30"/>
      <text:p text:style-name="P21">Beschreibungen der zu den einzelnen Projekten gehörenden Dateien und der darin enthaltenen Funktionen</text:p>
      <text:p text:style-name="P5"/>
      <text:p text:style-name="Standard">Struktogramme:</text:p>
      <text:p text:style-name="Standard"/>
      <text:p text:style-name="P10">Die Datei main.etf enthält die globalen Daten (Felder) sowie die Funktion main(), die beim Programmablauf als erstes aufgerufen wird.</text:p>
      <text:p text:style-name="P10"/>
      <text:p text:style-name="P10">Die Datei init.etf enthält die Funktion MP_init() zur Initialisierung aller Felder</text:p>
      <text:p text:style-name="P10"/>
      <text:p text:style-name="P10">Die eigentliche Rückverfolgungs-Suche nach einer Lösung oder allen Lösungen wird durch Aufruf der in der Datei nqueens.cpp befindlichen Funktion MP_nqueens() gestartet, weitere von dieser Funktion ihrerseits aufgerufene Funktionen befinden sich in den optionalen Dateien try.etf, place.etf und check.etf.</text:p>
      <text:p text:style-name="P10"/>
      <text:p text:style-name="P10">Die Datei print.etf enthält die Funktion MP_print() zur Ausgabe einer gefundenen Lösung.</text:p>
      <text:p text:style-name="P10"/>
      <text:p text:style-name="P10">Die Datei nqueensh.etf enthält alle Spezifikationen und Konstanten</text:p>
      <text:p text:style-name="P10"/>
      <text:p text:style-name="Standard">C-Quelltext:</text:p>
      <text:p text:style-name="P10">Die Datei nqueens.cpp enthält alle oben aufgeführten Daten und Funktionen. Die Datei nqueens.h enthält alle Spezifikationen und Konstanten.</text:p>
      <text:p text:style-name="P33"/>
      <text:p text:style-name="P21">Übersicht über das Dateisystem der mitgelieferten Projekte</text:p>
      <text:p text:style-name="P4"/>
      <text:p text:style-name="P10">Es sind auf Diskette / CD folgende Verzeichnisse angelegt. Im Unterverzeichnis DEBUG finden sich ausführbare Programmversionen.</text:p>
      <text:p text:style-name="P10"/>
      <text:p text:style-name="P4">Verzeichnis NQUEENS.001</text:p>
      <text:p text:style-name="Standard">Algorithmus: <text:span text:style-name="T2">Horowith, Sahni: 8-Damen - Alle Lösungen finden</text:span></text:p>
      <text:p text:style-name="Standard">Dateien:<text:span text:style-name="T2"> <text:s/>init.etf, main.etf, nqueens.etf, place.etf, print.etf, nqueensh.etf</text:span></text:p>
      <text:p text:style-name="P4">Verzeichnis NQUEENS.002</text:p>
      <text:p text:style-name="Standard">Algorithmus: <text:span text:style-name="T2">Wirth: 8-Damen - Eine Lösung finden</text:span></text:p>
      <text:p text:style-name="Standard">Dateien: <text:span text:style-name="T2">init.etf, main.etf, nqueens.etf, print.etf, try.etf. nqueensh.etf</text:span></text:p>
      <text:p text:style-name="P4">Verzeichnis NQUEENS.003</text:p>
      <text:p text:style-name="Standard">Algorithmus: <text:span text:style-name="T2">Wirth: 8-Damen - Alle Lösungen finden</text:span></text:p>
      <text:p text:style-name="Standard">Dateien:<text:span text:style-name="T2"> init.etf, main.etf, nqueens.etf, print.etf, try.etf, nqueensh.etf</text:span></text:p>
      <text:p text:style-name="P4">Verzeichnis NQUEENS.004</text:p>
      <text:p text:style-name="Standard">Algorithmus: <text:span text:style-name="T2">Horowith, Sahni: 8-Damen - Alle Lösungen finden</text:span></text:p>
      <text:p text:style-name="P10">Modifikation Übung 4</text:p>
      <text:p text:style-name="P10">X(1) = 2, 3,...[n/2] setzen,</text:p>
      <text:p text:style-name="P10">damit weniger nicht äquivalente Lösungen gefunden werden</text:p>
      <text:p text:style-name="Standard">Dateien:<text:span text:style-name="T2"> init.etf, main.etf, nqueens.etf, place.etf, print.etf, nqueensh.etf</text:span></text:p>
      <text:p text:style-name="P4">Verzeichnis NQUEENS.005</text:p>
      <text:p text:style-name="Standard">Algorithmus:<text:span text:style-name="T2"> <text:s/>Cooper/Clany: 8-Damen - Alle Lösungen finden. Korregierter(!) Algorithmus</text:span></text:p>
      <text:p text:style-name="Standard">Dateien:<text:span text:style-name="T2"> check.etf, init.etf, main.etf, nqueens.etf, print.etf, try.etf, nqueensh.etf</text:span></text:p>
      <text:p text:style-name="P4">Verzeichnis NQUEENS.006</text:p>
      <text:p text:style-name="Standard">Algorithmus:<text:span text:style-name="T2"> Cooper/Clany: 8-Damen - Alle Lösungen finden. Fehlerhafter(!) Algorithmus</text:span></text:p>
      <text:p text:style-name="Standard">Dateien:<text:span text:style-name="T2"> check.etf, init.etf, main.etf, nqueens.etf, print.etf, try.etf, nqueensh.etf</text:span></text:p>
      <text:p text:style-name="P33">Verzeichnis NQUEENS.007</text:p>
      <text:p text:style-name="Standard">Algorithmus:<text:span text:style-name="T2"> Meine eigene Variation auf Grundlage des korregierten(!) Cooper/Clany: 8-Damen - Alle Lösungen finden.</text:span></text:p>
      <text:p text:style-name="Standard">Dateien:<text:span text:style-name="T2"> check.etf, init.etf, main.etf, nqueens.etf, print.etf, try.etf, nqueensh.etf</text:span></text:p>
      <text:p text:style-name="P4">Verzeichnis NQUEENS.008</text:p>
      <text:p text:style-name="Standard">Algorithmus:<text:span text:style-name="T2"> Meine eigene Variation auf Grundlage des korregierten(!) Cooper/Clany: 8-Damen - Alle Lösungen finden.</text:span></text:p>
      <text:p text:style-name="Standard">Dateien:<text:span text:style-name="T2"> nqueens.cpp, nqueensh.h (1- Modul Programm mit Datenkapselung)</text:span></text:p>
      <text:p text:style-name="P4">Verzeichnis NQUEENS.009</text:p>
      <text:p text:style-name="Standard">Algorithmus:<text:span text:style-name="T2"> Marcel van Kervinck - Anzahl der Lösungen ermitteln</text:span></text:p>
      <text:p text:style-name="Standard">Dateien:<text:span text:style-name="T2"> nqueens.cpp</text:span></text:p>
      <text:p text:style-name="P10"/>
      <text:p text:style-name="P30"/>
      <text:p text:style-name="P17"/>
      <text:p text:style-name="P17"/>
      <text:p text:style-name="P17"/>
      <text:p text:style-name="P21">Auflistung des C-Programms mit erläuternden Kommentaren</text:p>
      <text:p text:style-name="P10"/>
      <text:p text:style-name="P10"/>
      <text:p text:style-name="Standard"><text:span text:style-name="T2">Achtung, die in den Struktogrammen angegebenen Zahlen sind die Zeilennumern der zu den Struktogrammen gehörenden Quelltext-Einzeldateien, die noch nicht zu einer gemeinsamen Datei mit modularer Datenkapselung gemäß den Prinzipien der struktorierten Programmierung zusammengefaßt wurden. Leider war es mit der Demo-Version von EASYCASE </text:span><text:span text:style-name="T4">nicht möglich</text:span><text:span text:style-name="T2">, das Struktogramm der Quelltext-Datei mit modularer Datenkapselung </text:span><text:span text:style-name="T4">auszudrucken</text:span><text:span text:style-name="T2"> !</text:span></text:p>
      <text:p text:style-name="P10"/>
      <text:p text:style-name="P4"/>
      <text:p text:style-name="P34"/>
      <text:p text:style-name="P21">Testberichte, Protokoll von Programmabläufen</text:p>
      <text:p text:style-name="P11"/>
      <text:p text:style-name="P11">Das 8-Damen Problem hat 92 Lösungen, von denen sich aber nur (laut Wirth) 12 signifikant verschiedene, nicht symmetrische Lösungen. Es sollen die ersten 12 Lösungen der Gesamtmenge sein.</text:p>
      <text:p text:style-name="P11"/>
      <text:p text:style-name="P11">Die Spalten dieser Tabelle entsprechen den Zeilen des Schachfeldes. Der Tabellenwert gibt dann die Spalte des Schachfeldes an, in der die Damen zu plazieren sind.</text:p>
      <text:p text:style-name="P23"/>
      <text:p text:style-name="P23"><text:s text:c="3"/>1 <text:s text:c="2"/>5 <text:s text:c="2"/>8 <text:s text:c="2"/>6 <text:s text:c="2"/>3 <text:s text:c="2"/>7 <text:s text:c="2"/>2 <text:s text:c="2"/>4</text:p>
      <text:p text:style-name="P23"><text:s text:c="3"/>1 <text:s text:c="2"/>6 <text:s text:c="2"/>8 <text:s text:c="2"/>3 <text:s text:c="2"/>7 <text:s text:c="2"/>4 <text:s text:c="2"/>2 <text:s text:c="2"/>5</text:p>
      <text:p text:style-name="P23"><text:s text:c="3"/>1 <text:s text:c="2"/>7 <text:s text:c="2"/>4 <text:s text:c="2"/>6 <text:s text:c="2"/>8 <text:s text:c="2"/>2 <text:s text:c="2"/>5 <text:s text:c="2"/>3</text:p>
      <text:p text:style-name="P23"><text:s text:c="3"/>1 <text:s text:c="2"/>7 <text:s text:c="2"/>5 <text:s text:c="2"/>8 <text:s text:c="2"/>2 <text:s text:c="2"/>4 <text:s text:c="2"/>6 <text:s text:c="2"/>3</text:p>
      <text:p text:style-name="P23"><text:s text:c="3"/>2 <text:s text:c="2"/>4 <text:s text:c="2"/>6 <text:s text:c="2"/>8 <text:s text:c="2"/>3 <text:s text:c="2"/>1 <text:s text:c="2"/>7 <text:s text:c="2"/>5</text:p>
      <text:p text:style-name="P23"><text:s text:c="3"/>2 <text:s text:c="2"/>5 <text:s text:c="2"/>7 <text:s text:c="2"/>1 <text:s text:c="2"/>3 <text:s text:c="2"/>8 <text:s text:c="2"/>6 <text:s text:c="2"/>4</text:p>
      <text:p text:style-name="P23"><text:s text:c="3"/>2 <text:s text:c="2"/>5 <text:s text:c="2"/>7 <text:s text:c="2"/>4 <text:s text:c="2"/>1 <text:s text:c="2"/>8 <text:s text:c="2"/>6 <text:s text:c="2"/>3</text:p>
      <text:p text:style-name="P23"><text:s text:c="3"/>2 <text:s text:c="2"/>6 <text:s text:c="2"/>1 <text:s text:c="2"/>7 <text:s text:c="2"/>4 <text:s text:c="2"/>8 <text:s text:c="2"/>3 <text:s text:c="2"/>5</text:p>
      <text:p text:style-name="P23"><text:s text:c="3"/>2 <text:s text:c="2"/>6 <text:s text:c="2"/>8 <text:s text:c="2"/>3 <text:s text:c="2"/>1 <text:s text:c="2"/>4 <text:s text:c="2"/>7 <text:s text:c="2"/>5</text:p>
      <text:p text:style-name="P23"><text:s text:c="3"/>2 <text:s text:c="2"/>7 <text:s text:c="2"/>3 <text:s text:c="2"/>6 <text:s text:c="2"/>8 <text:s text:c="2"/>5 <text:s text:c="2"/>1 <text:s text:c="2"/>4</text:p>
      <text:p text:style-name="P23"><text:s text:c="3"/>2 <text:s text:c="2"/>7 <text:s text:c="2"/>5 <text:s text:c="2"/>8 <text:s text:c="2"/>1 <text:s text:c="2"/>4 <text:s text:c="2"/>6 <text:s text:c="2"/>3</text:p>
      <text:p text:style-name="P23"><text:s text:c="3"/>2 <text:s text:c="2"/>8 <text:s text:c="2"/>6 <text:s text:c="2"/>1 <text:s text:c="2"/>3 <text:s text:c="2"/>5 <text:s text:c="2"/>7 <text:s text:c="2"/>4</text:p>
      <text:p text:style-name="P17"/>
      <text:p text:style-name="P11">Die selben 12 Lösungen (die ersten 12 von 92), generiert mit dem korregierten(!) Algorithmus von Cooper/Clany:</text:p>
      <text:p text:style-name="P11"/>
      <text:p text:style-name="P11">D + + + + + + + </text:p>
      <text:p text:style-name="P11">+ + + + D + + + </text:p>
      <text:p text:style-name="P11">+ + + + + + + D </text:p>
      <text:p text:style-name="P11">+ + + + + D + + </text:p>
      <text:p text:style-name="P11">+ + D + + + + + </text:p>
      <text:p text:style-name="P11">+ + + + + + D + </text:p>
      <text:p text:style-name="P11">+ D + + + + + + </text:p>
      <text:p text:style-name="P11">+ + + D + + + + </text:p>
      <text:p text:style-name="P31"/>
      <text:p text:style-name="P11">D + + + + + + + </text:p>
      <text:p text:style-name="P11">+ + + + + D + + </text:p>
      <text:p text:style-name="P11">+ + + + + + + D </text:p>
      <text:p text:style-name="P11">+ + D + + + + + </text:p>
      <text:p text:style-name="P11">+ + + + + + D + </text:p>
      <text:p text:style-name="P11">+ + + D + + + + </text:p>
      <text:p text:style-name="P11">+ D + + + + + + </text:p>
      <text:p text:style-name="P11">+ + + + D + + + </text:p>
      <text:p text:style-name="P11"/>
      <text:p text:style-name="P11">D + + + + + + + </text:p>
      <text:p text:style-name="P11">+ + + + + + D + </text:p>
      <text:p text:style-name="P11">+ + + D + + + + </text:p>
      <text:p text:style-name="P11">+ + + + + D + + </text:p>
      <text:p text:style-name="P11">+ + + + + + + D </text:p>
      <text:p text:style-name="P11">+ D + + + + + + </text:p>
      <text:p text:style-name="P11">+ + + + D + + + </text:p>
      <text:p text:style-name="P11">+ + D + + + + + </text:p>
      <text:p text:style-name="P11"/>
      <text:p text:style-name="P11">D + + + + + + + </text:p>
      <text:p text:style-name="P11">+ + + + + + D + </text:p>
      <text:p text:style-name="P11">+ + + + D + + + </text:p>
      <text:p text:style-name="P11">+ + + + + + + D </text:p>
      <text:p text:style-name="P11">+ D + + + + + + </text:p>
      <text:p text:style-name="P11">+ + + D + + + + </text:p>
      <text:p text:style-name="P11">+ + + + + D + + </text:p>
      <text:p text:style-name="P11">+ + D + + + + + </text:p>
      <text:p text:style-name="P11"/>
      <text:p text:style-name="P11">+ D + + + + + + </text:p>
      <text:p text:style-name="P11">+ + + D + + + + </text:p>
      <text:p text:style-name="P11">+ + + + + D + + </text:p>
      <text:p text:style-name="P11">+ + + + + + + D </text:p>
      <text:p text:style-name="P11">+ + D + + + + + </text:p>
      <text:p text:style-name="P11">D + + + + + + + </text:p>
      <text:p text:style-name="P11">+ + + + + + D + </text:p>
      <text:p text:style-name="P11">+ + + + D + + + </text:p>
      <text:p text:style-name="P31"/>
      <text:p text:style-name="P11">+ D + + + + + + </text:p>
      <text:p text:style-name="P11">+ + + + D + + + </text:p>
      <text:p text:style-name="P11">+ + + + + + D + </text:p>
      <text:p text:style-name="P11">D + + + + + + + </text:p>
      <text:p text:style-name="P11">+ + D + + + + + </text:p>
      <text:p text:style-name="P11">+ + + + + + + D </text:p>
      <text:p text:style-name="P11">+ + + + + D + + </text:p>
      <text:p text:style-name="P11">+ + + D + + + + </text:p>
      <text:p text:style-name="P11"/>
      <text:p text:style-name="P11">+ D + + + + + + </text:p>
      <text:p text:style-name="P11">+ + + + D + + + </text:p>
      <text:p text:style-name="P11">+ + + + + + D + </text:p>
      <text:p text:style-name="P11">+ + + D + + + + </text:p>
      <text:p text:style-name="P11">D + + + + + + + </text:p>
      <text:p text:style-name="P11">+ + + + + + + D </text:p>
      <text:p text:style-name="P11">+ + + + + D + + </text:p>
      <text:p text:style-name="P11">+ + D + + + + + </text:p>
      <text:p text:style-name="P11"/>
      <text:p text:style-name="P11">+ D + + + + + + </text:p>
      <text:p text:style-name="P11">+ + + + + D + + </text:p>
      <text:p text:style-name="P11">D + + + + + + + </text:p>
      <text:p text:style-name="P11">+ + + + + + D + </text:p>
      <text:p text:style-name="P11">+ + + D + + + + </text:p>
      <text:p text:style-name="P11">+ + + + + + + D </text:p>
      <text:p text:style-name="P11">+ + D + + + + + </text:p>
      <text:p text:style-name="P11">+ + + + D + + + </text:p>
      <text:p text:style-name="P11"/>
      <text:p text:style-name="P11">+ D + + + + + + </text:p>
      <text:p text:style-name="P11">+ + + + + D + + </text:p>
      <text:p text:style-name="P11">+ + + + + + + D </text:p>
      <text:p text:style-name="P11">+ + D + + + + + </text:p>
      <text:p text:style-name="P11">D + + + + + + + </text:p>
      <text:p text:style-name="P11">+ + + D + + + + </text:p>
      <text:p text:style-name="P11">+ + + + + + D + </text:p>
      <text:p text:style-name="P11">+ + + + D + + + </text:p>
      <text:p text:style-name="P31"/>
      <text:p text:style-name="P11">+ D + + + + + + </text:p>
      <text:p text:style-name="P11">+ + + + + + D + </text:p>
      <text:p text:style-name="P11">+ + D + + + + + </text:p>
      <text:p text:style-name="P11">+ + + + + D + + </text:p>
      <text:p text:style-name="P11">+ + + + + + + D </text:p>
      <text:p text:style-name="P11">+ + + + D + + + </text:p>
      <text:p text:style-name="P11">D + + + + + + + </text:p>
      <text:p text:style-name="P11">+ + + D + + + + </text:p>
      <text:p text:style-name="P11"/>
      <text:p text:style-name="P11">+ D + + + + + + </text:p>
      <text:p text:style-name="P11">+ + + + + + D + </text:p>
      <text:p text:style-name="P11">+ + + + D + + + </text:p>
      <text:p text:style-name="P11">+ + + + + + + D </text:p>
      <text:p text:style-name="P11">D + + + + + + + </text:p>
      <text:p text:style-name="P11">+ + + D + + + + </text:p>
      <text:p text:style-name="P11">+ + + + + D + + </text:p>
      <text:p text:style-name="P11">+ + D + + + + + </text:p>
      <text:p text:style-name="P11"/>
      <text:p text:style-name="P11">+ D + + + + + + </text:p>
      <text:p text:style-name="P11">+ + + + + + + D </text:p>
      <text:p text:style-name="P11">+ + + + + D + + </text:p>
      <text:p text:style-name="P11">D + + + + + + + </text:p>
      <text:p text:style-name="P11">+ + D + + + + + </text:p>
      <text:p text:style-name="P11">+ + + + D + + + </text:p>
      <text:p text:style-name="P11">+ + + + + + D + </text:p>
      <text:p text:style-name="P11">+ + + D + + + + </text:p>
      <text:p text:style-name="P31"/>
      <text:p text:style-name="P11">Abschließend noch alle 92 Lösungen, generierbar sowohl mit dem Algorithmus von </text:p>
      <text:p text:style-name="P11"/>
      <text:list xml:id="list29519658" text:style-name="L7">
        <text:list-item>
          <text:p text:style-name="P44">Horiwitz und Sahni </text:p>
        </text:list-item>
        <text:list-item>
          <text:p text:style-name="P15">Wirth. </text:p>
        </text:list-item>
      </text:list>
      <text:p text:style-name="P11"/>
      <text:p text:style-name="P11">Die Spalten dieser Tabelle entsprechen den Zeilen des Schachfeldes. Der Tabellenwert gibt dann die Spalte des Schachfeldes an, in der die Damen zu plazieren sind.</text:p>
      <text:p text:style-name="P23"/>
      <text:p text:style-name="P23"><text:s text:c="3"/>1 <text:s text:c="2"/>5 <text:s text:c="2"/>8 <text:s text:c="2"/>6 <text:s text:c="2"/>3 <text:s text:c="2"/>7 <text:s text:c="2"/>2 <text:s text:c="2"/>4</text:p>
      <text:p text:style-name="P23"><text:s text:c="3"/>1 <text:s text:c="2"/>6 <text:s text:c="2"/>8 <text:s text:c="2"/>3 <text:s text:c="2"/>7 <text:s text:c="2"/>4 <text:s text:c="2"/>2 <text:s text:c="2"/>5</text:p>
      <text:p text:style-name="P23"><text:s text:c="3"/>1 <text:s text:c="2"/>7 <text:s text:c="2"/>4 <text:s text:c="2"/>6 <text:s text:c="2"/>8 <text:s text:c="2"/>2 <text:s text:c="2"/>5 <text:s text:c="2"/>3</text:p>
      <text:p text:style-name="P23"><text:s text:c="3"/>1 <text:s text:c="2"/>7 <text:s text:c="2"/>5 <text:s text:c="2"/>8 <text:s text:c="2"/>2 <text:s text:c="2"/>4 <text:s text:c="2"/>6 <text:s text:c="2"/>3</text:p>
      <text:p text:style-name="P23"><text:s text:c="3"/>2 <text:s text:c="2"/>4 <text:s text:c="2"/>6 <text:s text:c="2"/>8 <text:s text:c="2"/>3 <text:s text:c="2"/>1 <text:s text:c="2"/>7 <text:s text:c="2"/>5</text:p>
      <text:p text:style-name="P23"><text:s text:c="3"/>2 <text:s text:c="2"/>5 <text:s text:c="2"/>7 <text:s text:c="2"/>1 <text:s text:c="2"/>3 <text:s text:c="2"/>8 <text:s text:c="2"/>6 <text:s text:c="2"/>4</text:p>
      <text:p text:style-name="P23"><text:s text:c="3"/>2 <text:s text:c="2"/>5 <text:s text:c="2"/>7 <text:s text:c="2"/>4 <text:s text:c="2"/>1 <text:s text:c="2"/>8 <text:s text:c="2"/>6 <text:s text:c="2"/>3</text:p>
      <text:p text:style-name="P23"><text:s text:c="3"/>2 <text:s text:c="2"/>6 <text:s text:c="2"/>1 <text:s text:c="2"/>7 <text:s text:c="2"/>4 <text:s text:c="2"/>8 <text:s text:c="2"/>3 <text:s text:c="2"/>5</text:p>
      <text:p text:style-name="P23"><text:s text:c="3"/>2 <text:s text:c="2"/>6 <text:s text:c="2"/>8 <text:s text:c="2"/>3 <text:s text:c="2"/>1 <text:s text:c="2"/>4 <text:s text:c="2"/>7 <text:s text:c="2"/>5</text:p>
      <text:p text:style-name="P23"><text:s text:c="3"/>2 <text:s text:c="2"/>7 <text:s text:c="2"/>3 <text:s text:c="2"/>6 <text:s text:c="2"/>8 <text:s text:c="2"/>5 <text:s text:c="2"/>1 <text:s text:c="2"/>4</text:p>
      <text:p text:style-name="P23"><text:s text:c="3"/>2 <text:s text:c="2"/>7 <text:s text:c="2"/>5 <text:s text:c="2"/>8 <text:s text:c="2"/>1 <text:s text:c="2"/>4 <text:s text:c="2"/>6 <text:s text:c="2"/>3</text:p>
      <text:p text:style-name="P23"><text:s text:c="3"/>2 <text:s text:c="2"/>8 <text:s text:c="2"/>6 <text:s text:c="2"/>1 <text:s text:c="2"/>3 <text:s text:c="2"/>5 <text:s text:c="2"/>7 <text:s text:c="2"/>4</text:p>
      <text:p text:style-name="P23"><text:s text:c="3"/>3 <text:s text:c="2"/>1 <text:s text:c="2"/>7 <text:s text:c="2"/>5 <text:s text:c="2"/>8 <text:s text:c="2"/>2 <text:s text:c="2"/>4 <text:s text:c="2"/>6</text:p>
      <text:p text:style-name="P23"><text:s text:c="3"/>3 <text:s text:c="2"/>5 <text:s text:c="2"/>2 <text:s text:c="2"/>8 <text:s text:c="2"/>1 <text:s text:c="2"/>7 <text:s text:c="2"/>4 <text:s text:c="2"/>6</text:p>
      <text:p text:style-name="P23"><text:s text:c="3"/>3 <text:s text:c="2"/>5 <text:s text:c="2"/>2 <text:s text:c="2"/>8 <text:s text:c="2"/>6 <text:s text:c="2"/>4 <text:s text:c="2"/>7 <text:s text:c="2"/>1</text:p>
      <text:p text:style-name="P23"><text:s text:c="3"/>3 <text:s text:c="2"/>5 <text:s text:c="2"/>7 <text:s text:c="2"/>1 <text:s text:c="2"/>4 <text:s text:c="2"/>2 <text:s text:c="2"/>8 <text:s text:c="2"/>6</text:p>
      <text:p text:style-name="P23"><text:s text:c="3"/>3 <text:s text:c="2"/>5 <text:s text:c="2"/>8 <text:s text:c="2"/>4 <text:s text:c="2"/>1 <text:s text:c="2"/>7 <text:s text:c="2"/>2 <text:s text:c="2"/>6</text:p>
      <text:p text:style-name="P23"><text:s text:c="3"/>3 <text:s text:c="2"/>6 <text:s text:c="2"/>2 <text:s text:c="2"/>5 <text:s text:c="2"/>8 <text:s text:c="2"/>1 <text:s text:c="2"/>7 <text:s text:c="2"/>4</text:p>
      <text:p text:style-name="P23"><text:s text:c="3"/>3 <text:s text:c="2"/>6 <text:s text:c="2"/>2 <text:s text:c="2"/>7 <text:s text:c="2"/>1 <text:s text:c="2"/>4 <text:s text:c="2"/>8 <text:s text:c="2"/>5</text:p>
      <text:p text:style-name="P23"><text:s text:c="3"/>3 <text:s text:c="2"/>6 <text:s text:c="2"/>2 <text:s text:c="2"/>7 <text:s text:c="2"/>5 <text:s text:c="2"/>1 <text:s text:c="2"/>8 <text:s text:c="2"/>4</text:p>
      <text:p text:style-name="P23"><text:s text:c="3"/>3 <text:s text:c="2"/>6 <text:s text:c="2"/>4 <text:s text:c="2"/>1 <text:s text:c="2"/>8 <text:s text:c="2"/>5 <text:s text:c="2"/>7 <text:s text:c="2"/>2</text:p>
      <text:p text:style-name="P23"><text:s text:c="3"/>3 <text:s text:c="2"/>6 <text:s text:c="2"/>4 <text:s text:c="2"/>2 <text:s text:c="2"/>8 <text:s text:c="2"/>5 <text:s text:c="2"/>7 <text:s text:c="2"/>1</text:p>
      <text:p text:style-name="P23"><text:s text:c="3"/>3 <text:s text:c="2"/>6 <text:s text:c="2"/>8 <text:s text:c="2"/>1 <text:s text:c="2"/>4 <text:s text:c="2"/>7 <text:s text:c="2"/>5 <text:s text:c="2"/>2</text:p>
      <text:p text:style-name="P23"><text:s text:c="3"/>3 <text:s text:c="2"/>6 <text:s text:c="2"/>8 <text:s text:c="2"/>1 <text:s text:c="2"/>5 <text:s text:c="2"/>7 <text:s text:c="2"/>2 <text:s text:c="2"/>4</text:p>
      <text:p text:style-name="P23"><text:s text:c="3"/>3 <text:s text:c="2"/>6 <text:s text:c="2"/>8 <text:s text:c="2"/>2 <text:s text:c="2"/>4 <text:s text:c="2"/>1 <text:s text:c="2"/>7 <text:s text:c="2"/>5</text:p>
      <text:p text:style-name="P23"><text:s text:c="3"/>3 <text:s text:c="2"/>7 <text:s text:c="2"/>2 <text:s text:c="2"/>8 <text:s text:c="2"/>5 <text:s text:c="2"/>1 <text:s text:c="2"/>4 <text:s text:c="2"/>6</text:p>
      <text:p text:style-name="P23"><text:s text:c="3"/>3 <text:s text:c="2"/>7 <text:s text:c="2"/>2 <text:s text:c="2"/>8 <text:s text:c="2"/>6 <text:s text:c="2"/>4 <text:s text:c="2"/>1 <text:s text:c="2"/>5</text:p>
      <text:p text:style-name="P23"><text:s text:c="3"/>3 <text:s text:c="2"/>8 <text:s text:c="2"/>4 <text:s text:c="2"/>7 <text:s text:c="2"/>1 <text:s text:c="2"/>6 <text:s text:c="2"/>2 <text:s text:c="2"/>5</text:p>
      <text:p text:style-name="P23"><text:s text:c="3"/>4 <text:s text:c="2"/>1 <text:s text:c="2"/>5 <text:s text:c="2"/>8 <text:s text:c="2"/>2 <text:s text:c="2"/>7 <text:s text:c="2"/>3 <text:s text:c="2"/>6</text:p>
      <text:p text:style-name="P23"><text:s text:c="3"/>4 <text:s text:c="2"/>1 <text:s text:c="2"/>5 <text:s text:c="2"/>8 <text:s text:c="2"/>6 <text:s text:c="2"/>3 <text:s text:c="2"/>7 <text:s text:c="2"/>2</text:p>
      <text:p text:style-name="P23"><text:s text:c="3"/>4 <text:s text:c="2"/>2 <text:s text:c="2"/>5 <text:s text:c="2"/>8 <text:s text:c="2"/>6 <text:s text:c="2"/>1 <text:s text:c="2"/>3 <text:s text:c="2"/>7</text:p>
      <text:p text:style-name="P23"><text:s text:c="3"/>4 <text:s text:c="2"/>2 <text:s text:c="2"/>7 <text:s text:c="2"/>3 <text:s text:c="2"/>6 <text:s text:c="2"/>8 <text:s text:c="2"/>1 <text:s text:c="2"/>5</text:p>
      <text:p text:style-name="P23"><text:s text:c="3"/>4 <text:s text:c="2"/>2 <text:s text:c="2"/>7 <text:s text:c="2"/>3 <text:s text:c="2"/>6 <text:s text:c="2"/>8 <text:s text:c="2"/>5 <text:s text:c="2"/>1</text:p>
      <text:p text:style-name="P23"><text:soft-page-break/><text:s text:c="3"/>4 <text:s text:c="2"/>2 <text:s text:c="2"/>7 <text:s text:c="2"/>5 <text:s text:c="2"/>1 <text:s text:c="2"/>8 <text:s text:c="2"/>6 <text:s text:c="2"/>3</text:p>
      <text:p text:style-name="P23"><text:s text:c="3"/>4 <text:s text:c="2"/>2 <text:s text:c="2"/>8 <text:s text:c="2"/>5 <text:s text:c="2"/>7 <text:s text:c="2"/>1 <text:s text:c="2"/>3 <text:s text:c="2"/>6</text:p>
      <text:p text:style-name="P23"><text:s text:c="3"/>4 <text:s text:c="2"/>2 <text:s text:c="2"/>8 <text:s text:c="2"/>6 <text:s text:c="2"/>1 <text:s text:c="2"/>3 <text:s text:c="2"/>5 <text:s text:c="2"/>7</text:p>
      <text:p text:style-name="P23"><text:s text:c="3"/>4 <text:s text:c="2"/>6 <text:s text:c="2"/>1 <text:s text:c="2"/>5 <text:s text:c="2"/>2 <text:s text:c="2"/>8 <text:s text:c="2"/>3 <text:s text:c="2"/>7</text:p>
      <text:p text:style-name="P23"><text:s text:c="3"/>4 <text:s text:c="2"/>6 <text:s text:c="2"/>8 <text:s text:c="2"/>2 <text:s text:c="2"/>7 <text:s text:c="2"/>1 <text:s text:c="2"/>3 <text:s text:c="2"/>5</text:p>
      <text:p text:style-name="P23"><text:s text:c="3"/>4 <text:s text:c="2"/>6 <text:s text:c="2"/>8 <text:s text:c="2"/>3 <text:s text:c="2"/>1 <text:s text:c="2"/>7 <text:s text:c="2"/>5 <text:s text:c="2"/>2</text:p>
      <text:p text:style-name="P23"><text:s text:c="3"/>4 <text:s text:c="2"/>7 <text:s text:c="2"/>1 <text:s text:c="2"/>8 <text:s text:c="2"/>5 <text:s text:c="2"/>2 <text:s text:c="2"/>6 <text:s text:c="2"/>3</text:p>
      <text:p text:style-name="P23"><text:s text:c="3"/>4 <text:s text:c="2"/>7 <text:s text:c="2"/>3 <text:s text:c="2"/>8 <text:s text:c="2"/>2 <text:s text:c="2"/>5 <text:s text:c="2"/>1 <text:s text:c="2"/>6</text:p>
      <text:p text:style-name="P23"><text:s text:c="3"/>4 <text:s text:c="2"/>7 <text:s text:c="2"/>5 <text:s text:c="2"/>2 <text:s text:c="2"/>6 <text:s text:c="2"/>1 <text:s text:c="2"/>3 <text:s text:c="2"/>8</text:p>
      <text:p text:style-name="P23"><text:s text:c="3"/>4 <text:s text:c="2"/>7 <text:s text:c="2"/>5 <text:s text:c="2"/>3 <text:s text:c="2"/>1 <text:s text:c="2"/>6 <text:s text:c="2"/>8 <text:s text:c="2"/>2</text:p>
      <text:p text:style-name="P23"><text:s text:c="3"/>4 <text:s text:c="2"/>8 <text:s text:c="2"/>1 <text:s text:c="2"/>3 <text:s text:c="2"/>6 <text:s text:c="2"/>2 <text:s text:c="2"/>7 <text:s text:c="2"/>5</text:p>
      <text:p text:style-name="P23"><text:s text:c="3"/>4 <text:s text:c="2"/>8 <text:s text:c="2"/>1 <text:s text:c="2"/>5 <text:s text:c="2"/>7 <text:s text:c="2"/>2 <text:s text:c="2"/>6 <text:s text:c="2"/>3</text:p>
      <text:p text:style-name="P23"><text:s text:c="3"/>4 <text:s text:c="2"/>8 <text:s text:c="2"/>5 <text:s text:c="2"/>3 <text:s text:c="2"/>1 <text:s text:c="2"/>7 <text:s text:c="2"/>2 <text:s text:c="2"/>6</text:p>
      <text:p text:style-name="P23"><text:s text:c="3"/>5 <text:s text:c="2"/>1 <text:s text:c="2"/>4 <text:s text:c="2"/>6 <text:s text:c="2"/>8 <text:s text:c="2"/>2 <text:s text:c="2"/>7 <text:s text:c="2"/>3</text:p>
      <text:p text:style-name="P23"><text:s text:c="3"/>5 <text:s text:c="2"/>1 <text:s text:c="2"/>8 <text:s text:c="2"/>4 <text:s text:c="2"/>2 <text:s text:c="2"/>7 <text:s text:c="2"/>3 <text:s text:c="2"/>6</text:p>
      <text:p text:style-name="P23"><text:s text:c="3"/>5 <text:s text:c="2"/>1 <text:s text:c="2"/>8 <text:s text:c="2"/>6 <text:s text:c="2"/>3 <text:s text:c="2"/>7 <text:s text:c="2"/>2 <text:s text:c="2"/>4</text:p>
      <text:p text:style-name="P23"><text:s text:c="3"/>5 <text:s text:c="2"/>2 <text:s text:c="2"/>4 <text:s text:c="2"/>6 <text:s text:c="2"/>8 <text:s text:c="2"/>3 <text:s text:c="2"/>1 <text:s text:c="2"/>7</text:p>
      <text:p text:style-name="P23"><text:s text:c="3"/>5 <text:s text:c="2"/>2 <text:s text:c="2"/>4 <text:s text:c="2"/>7 <text:s text:c="2"/>3 <text:s text:c="2"/>8 <text:s text:c="2"/>6 <text:s text:c="2"/>1</text:p>
      <text:p text:style-name="P23"><text:s text:c="3"/>5 <text:s text:c="2"/>2 <text:s text:c="2"/>6 <text:s text:c="2"/>1 <text:s text:c="2"/>7 <text:s text:c="2"/>4 <text:s text:c="2"/>8 <text:s text:c="2"/>3</text:p>
      <text:p text:style-name="P23"><text:s text:c="3"/>5 <text:s text:c="2"/>2 <text:s text:c="2"/>8 <text:s text:c="2"/>1 <text:s text:c="2"/>4 <text:s text:c="2"/>7 <text:s text:c="2"/>3 <text:s text:c="2"/>6</text:p>
      <text:p text:style-name="P23"><text:s text:c="3"/>5 <text:s text:c="2"/>3 <text:s text:c="2"/>1 <text:s text:c="2"/>6 <text:s text:c="2"/>8 <text:s text:c="2"/>2 <text:s text:c="2"/>4 <text:s text:c="2"/>7</text:p>
      <text:p text:style-name="P23"><text:s text:c="3"/>5 <text:s text:c="2"/>3 <text:s text:c="2"/>1 <text:s text:c="2"/>7 <text:s text:c="2"/>2 <text:s text:c="2"/>8 <text:s text:c="2"/>6 <text:s text:c="2"/>4</text:p>
      <text:p text:style-name="P23"><text:s text:c="3"/>5 <text:s text:c="2"/>3 <text:s text:c="2"/>8 <text:s text:c="2"/>4 <text:s text:c="2"/>7 <text:s text:c="2"/>1 <text:s text:c="2"/>6 <text:s text:c="2"/>2</text:p>
      <text:p text:style-name="P23"><text:s text:c="3"/>5 <text:s text:c="2"/>7 <text:s text:c="2"/>1 <text:s text:c="2"/>3 <text:s text:c="2"/>8 <text:s text:c="2"/>6 <text:s text:c="2"/>4 <text:s text:c="2"/>2</text:p>
      <text:p text:style-name="P23"><text:s text:c="3"/>5 <text:s text:c="2"/>7 <text:s text:c="2"/>1 <text:s text:c="2"/>4 <text:s text:c="2"/>2 <text:s text:c="2"/>8 <text:s text:c="2"/>6 <text:s text:c="2"/>3</text:p>
      <text:p text:style-name="P23"><text:s text:c="3"/>5 <text:s text:c="2"/>7 <text:s text:c="2"/>2 <text:s text:c="2"/>4 <text:s text:c="2"/>8 <text:s text:c="2"/>1 <text:s text:c="2"/>3 <text:s text:c="2"/>6</text:p>
      <text:p text:style-name="P23"><text:s text:c="3"/>5 <text:s text:c="2"/>7 <text:s text:c="2"/>2 <text:s text:c="2"/>6 <text:s text:c="2"/>3 <text:s text:c="2"/>1 <text:s text:c="2"/>4 <text:s text:c="2"/>8</text:p>
      <text:p text:style-name="P23"><text:s text:c="3"/>5 <text:s text:c="2"/>7 <text:s text:c="2"/>2 <text:s text:c="2"/>6 <text:s text:c="2"/>3 <text:s text:c="2"/>1 <text:s text:c="2"/>8 <text:s text:c="2"/>4</text:p>
      <text:p text:style-name="P23"><text:s text:c="3"/>5 <text:s text:c="2"/>7 <text:s text:c="2"/>4 <text:s text:c="2"/>1 <text:s text:c="2"/>3 <text:s text:c="2"/>8 <text:s text:c="2"/>6 <text:s text:c="2"/>2</text:p>
      <text:p text:style-name="P23"><text:s text:c="3"/>5 <text:s text:c="2"/>8 <text:s text:c="2"/>4 <text:s text:c="2"/>1 <text:s text:c="2"/>3 <text:s text:c="2"/>6 <text:s text:c="2"/>2 <text:s text:c="2"/>7</text:p>
      <text:p text:style-name="P23"><text:s text:c="3"/>5 <text:s text:c="2"/>8 <text:s text:c="2"/>4 <text:s text:c="2"/>1 <text:s text:c="2"/>7 <text:s text:c="2"/>2 <text:s text:c="2"/>6 <text:s text:c="2"/>3</text:p>
      <text:p text:style-name="P23"><text:s text:c="3"/>6 <text:s text:c="2"/>1 <text:s text:c="2"/>5 <text:s text:c="2"/>2 <text:s text:c="2"/>8 <text:s text:c="2"/>3 <text:s text:c="2"/>7 <text:s text:c="2"/>4</text:p>
      <text:p text:style-name="P23"><text:s text:c="3"/>6 <text:s text:c="2"/>2 <text:s text:c="2"/>7 <text:s text:c="2"/>1 <text:s text:c="2"/>3 <text:s text:c="2"/>5 <text:s text:c="2"/>8 <text:s text:c="2"/>4</text:p>
      <text:p text:style-name="P23"><text:s text:c="3"/>6 <text:s text:c="2"/>2 <text:s text:c="2"/>7 <text:s text:c="2"/>1 <text:s text:c="2"/>4 <text:s text:c="2"/>8 <text:s text:c="2"/>5 <text:s text:c="2"/>3</text:p>
      <text:p text:style-name="P23"><text:s text:c="3"/>6 <text:s text:c="2"/>3 <text:s text:c="2"/>1 <text:s text:c="2"/>7 <text:s text:c="2"/>5 <text:s text:c="2"/>8 <text:s text:c="2"/>2 <text:s text:c="2"/>4</text:p>
      <text:p text:style-name="P23"><text:s text:c="3"/>6 <text:s text:c="2"/>3 <text:s text:c="2"/>1 <text:s text:c="2"/>8 <text:s text:c="2"/>4 <text:s text:c="2"/>2 <text:s text:c="2"/>7 <text:s text:c="2"/>5</text:p>
      <text:p text:style-name="P23"><text:s text:c="3"/>6 <text:s text:c="2"/>3 <text:s text:c="2"/>1 <text:s text:c="2"/>8 <text:s text:c="2"/>5 <text:s text:c="2"/>2 <text:s text:c="2"/>4 <text:s text:c="2"/>7</text:p>
      <text:p text:style-name="P23"><text:s text:c="3"/>6 <text:s text:c="2"/>3 <text:s text:c="2"/>5 <text:s text:c="2"/>7 <text:s text:c="2"/>1 <text:s text:c="2"/>4 <text:s text:c="2"/>2 <text:s text:c="2"/>8</text:p>
      <text:p text:style-name="P23"><text:s text:c="3"/>6 <text:s text:c="2"/>3 <text:s text:c="2"/>5 <text:s text:c="2"/>8 <text:s text:c="2"/>1 <text:s text:c="2"/>4 <text:s text:c="2"/>2 <text:s text:c="2"/>7</text:p>
      <text:p text:style-name="P23"><text:s text:c="3"/>6 <text:s text:c="2"/>3 <text:s text:c="2"/>7 <text:s text:c="2"/>2 <text:s text:c="2"/>4 <text:s text:c="2"/>8 <text:s text:c="2"/>1 <text:s text:c="2"/>5</text:p>
      <text:p text:style-name="P23"><text:s text:c="3"/>6 <text:s text:c="2"/>3 <text:s text:c="2"/>7 <text:s text:c="2"/>2 <text:s text:c="2"/>8 <text:s text:c="2"/>5 <text:s text:c="2"/>1 <text:s text:c="2"/>4</text:p>
      <text:p text:style-name="P23"><text:s text:c="3"/>6 <text:s text:c="2"/>3 <text:s text:c="2"/>7 <text:s text:c="2"/>4 <text:s text:c="2"/>1 <text:s text:c="2"/>8 <text:s text:c="2"/>2 <text:s text:c="2"/>5</text:p>
      <text:p text:style-name="P23"><text:s text:c="3"/>6 <text:s text:c="2"/>4 <text:s text:c="2"/>1 <text:s text:c="2"/>5 <text:s text:c="2"/>8 <text:s text:c="2"/>2 <text:s text:c="2"/>7 <text:s text:c="2"/>3</text:p>
      <text:p text:style-name="P23"><text:s text:c="3"/>6 <text:s text:c="2"/>4 <text:s text:c="2"/>2 <text:s text:c="2"/>8 <text:s text:c="2"/>5 <text:s text:c="2"/>7 <text:s text:c="2"/>1 <text:s text:c="2"/>3</text:p>
      <text:p text:style-name="P23"><text:s text:c="3"/>6 <text:s text:c="2"/>4 <text:s text:c="2"/>7 <text:s text:c="2"/>1 <text:s text:c="2"/>3 <text:s text:c="2"/>5 <text:s text:c="2"/>2 <text:s text:c="2"/>8</text:p>
      <text:p text:style-name="P23"><text:soft-page-break/><text:s text:c="3"/>6 <text:s text:c="2"/>4 <text:s text:c="2"/>7 <text:s text:c="2"/>1 <text:s text:c="2"/>8 <text:s text:c="2"/>2 <text:s text:c="2"/>5 <text:s text:c="2"/>3</text:p>
      <text:p text:style-name="P23"><text:s text:c="3"/>6 <text:s text:c="2"/>8 <text:s text:c="2"/>2 <text:s text:c="2"/>4 <text:s text:c="2"/>1 <text:s text:c="2"/>7 <text:s text:c="2"/>5 <text:s text:c="2"/>3</text:p>
      <text:p text:style-name="P23"><text:s text:c="3"/>7 <text:s text:c="2"/>1 <text:s text:c="2"/>3 <text:s text:c="2"/>8 <text:s text:c="2"/>6 <text:s text:c="2"/>4 <text:s text:c="2"/>2 <text:s text:c="2"/>5</text:p>
      <text:p text:style-name="P23"><text:s text:c="3"/>7 <text:s text:c="2"/>2 <text:s text:c="2"/>4 <text:s text:c="2"/>1 <text:s text:c="2"/>8 <text:s text:c="2"/>5 <text:s text:c="2"/>3 <text:s text:c="2"/>6</text:p>
      <text:p text:style-name="P23"><text:s text:c="3"/>7 <text:s text:c="2"/>2 <text:s text:c="2"/>6 <text:s text:c="2"/>3 <text:s text:c="2"/>1 <text:s text:c="2"/>4 <text:s text:c="2"/>8 <text:s text:c="2"/>5</text:p>
      <text:p text:style-name="P23"><text:s text:c="3"/>7 <text:s text:c="2"/>3 <text:s text:c="2"/>1 <text:s text:c="2"/>6 <text:s text:c="2"/>8 <text:s text:c="2"/>5 <text:s text:c="2"/>2 <text:s text:c="2"/>4</text:p>
      <text:p text:style-name="P23"><text:s text:c="3"/>7 <text:s text:c="2"/>3 <text:s text:c="2"/>8 <text:s text:c="2"/>2 <text:s text:c="2"/>5 <text:s text:c="2"/>1 <text:s text:c="2"/>6 <text:s text:c="2"/>4</text:p>
      <text:p text:style-name="P23"><text:s text:c="3"/>7 <text:s text:c="2"/>4 <text:s text:c="2"/>2 <text:s text:c="2"/>5 <text:s text:c="2"/>8 <text:s text:c="2"/>1 <text:s text:c="2"/>3 <text:s text:c="2"/>6</text:p>
      <text:p text:style-name="P23"><text:s text:c="3"/>7 <text:s text:c="2"/>4 <text:s text:c="2"/>2 <text:s text:c="2"/>8 <text:s text:c="2"/>6 <text:s text:c="2"/>1 <text:s text:c="2"/>3 <text:s text:c="2"/>5</text:p>
      <text:p text:style-name="P23"><text:s text:c="3"/>7 <text:s text:c="2"/>5 <text:s text:c="2"/>3 <text:s text:c="2"/>1 <text:s text:c="2"/>6 <text:s text:c="2"/>8 <text:s text:c="2"/>2 <text:s text:c="2"/>4</text:p>
      <text:p text:style-name="P23"><text:s text:c="3"/>8 <text:s text:c="2"/>2 <text:s text:c="2"/>4 <text:s text:c="2"/>1 <text:s text:c="2"/>7 <text:s text:c="2"/>5 <text:s text:c="2"/>3 <text:s text:c="2"/>6</text:p>
      <text:p text:style-name="P23"><text:s text:c="3"/>8 <text:s text:c="2"/>2 <text:s text:c="2"/>5 <text:s text:c="2"/>3 <text:s text:c="2"/>1 <text:s text:c="2"/>7 <text:s text:c="2"/>4 <text:s text:c="2"/>6</text:p>
      <text:p text:style-name="P23"><text:s text:c="3"/>8 <text:s text:c="2"/>3 <text:s text:c="2"/>1 <text:s text:c="2"/>6 <text:s text:c="2"/>2 <text:s text:c="2"/>5 <text:s text:c="2"/>7 <text:s text:c="2"/>4</text:p>
      <text:p text:style-name="P23"><text:s text:c="3"/>8 <text:s text:c="2"/>4 <text:s text:c="2"/>1 <text:s text:c="2"/>3 <text:s text:c="2"/>6 <text:s text:c="2"/>2 <text:s text:c="2"/>7 <text:s text:c="2"/>5</text:p>
      <text:p text:style-name="P37"/>
      <text:p text:style-name="P21">Aufspüren des Druckfehlers im Algorithmus von Cooper/Clancy</text:p>
      <text:p text:style-name="P11"/>
      <text:p text:style-name="P11">Als Buchleser ist man doch recht leichtgläubig, insbesondere bei populären US-Werken in der deutschen Übersetzung. Aber es hatte ein Druckteufel zugeschlagen, und noch kein Leser des aus dem Bestand der Technischen Informationsbibliothek Hannover hatte ihn im Buch (mit Bleistift) korregiert.</text:p>
      <text:p text:style-name="P11"/>
      <text:p text:style-name="P11">Als ich bemerkte, daß sich die Ergebnisse von den im Buch abgedruckten Ausgaben unterschieden, war ich ganz schön am „dampfen“.</text:p>
      <text:p text:style-name="P11"/>
      <text:p text:style-name="P11">Im Buch waren die korrekten Ausgaben der ersten drei Lösungen abgedruckt (siehe oben zum Vergleich: die ersten drei von 12 Lösungen). Hier folgen nun die ersten drei „fehlerhaften“ Lösungen:</text:p>
      <text:p text:style-name="P11"/>
      <text:p text:style-name="P11">D + + + + + + + </text:p>
      <text:p text:style-name="P11">+ + D + + + + + </text:p>
      <text:p text:style-name="P11">+ + + D + + + + </text:p>
      <text:p text:style-name="P11">+ + + + D + + + </text:p>
      <text:p text:style-name="P11">+ + + + + D + + </text:p>
      <text:p text:style-name="P11">+ + + + + + D + </text:p>
      <text:p text:style-name="P11">+ + + + + + + D </text:p>
      <text:p text:style-name="P11">+ D + + + + + + </text:p>
      <text:p text:style-name="P11"/>
      <text:p text:style-name="P11">D + + + + + + + </text:p>
      <text:p text:style-name="P11">+ + D + + + + + </text:p>
      <text:p text:style-name="P11">+ + + D + + + + </text:p>
      <text:p text:style-name="P11">+ + + + D + + + </text:p>
      <text:p text:style-name="P11">+ + + + + + D + </text:p>
      <text:p text:style-name="P11">+ + + + + + + D </text:p>
      <text:p text:style-name="P11">+ + + + + D + + </text:p>
      <text:p text:style-name="P11">+ D + + + + + + </text:p>
      <text:p text:style-name="P31"/>
      <text:p text:style-name="P11">D + + + + + + + </text:p>
      <text:p text:style-name="P11">+ + D + + + + + </text:p>
      <text:p text:style-name="P11">+ + + D + + + + </text:p>
      <text:p text:style-name="P11">+ + + + + D + + </text:p>
      <text:p text:style-name="P11">+ + + + + + D + </text:p>
      <text:p text:style-name="P11">+ D + + + + + + </text:p>
      <text:p text:style-name="P11">+ + + + + + + D </text:p>
      <text:p text:style-name="P11">+ + + + D + + +</text:p>
      <text:p text:style-name="P11"/>
      <text:p text:style-name="P11">Zunächst stellte ich fest, daß der Algorithmus von Cooper/Clany eine Variation des Algorithmus von Wirth war (und z.B. keine Variation des Algorithmus von Horowitz/Sahni ). Das ergab sich u.a. aus der Anzahl und Größe definierter Felder zur Aufnahme von Zwischenergebnissen und insbesondere Definition der einzelnen Feldgrenzen.</text:p>
      <text:p text:style-name="P11"/>
      <text:p text:style-name="P11">Dann folgte eine Phase, in der ich intensiv noch mal den Original-Code mit meinen Struktogrammen verglich. Es war beim Entwurf diverser Struktogramme in der Vergangenheit wiederholt zu „Flüchtigkeitsfehlern“ und daraus resultiertend zu fehlerhaften Struktogrammen gekommen. Aber irgendwann war ich mir sicher, daß ich den Original-Code 1:1 korrekt in die Struktogramme übertragen hatte. </text:p>
      <text:p text:style-name="P11"/>
      <text:p text:style-name="P11">Da sich die Variablennamen deutlich unterschieden und der Algorithmus von Cooper/Clancy auch eine zusätzliche Funktion MP_check() definierte, war ein 1:1 Vergleich des Codes eine mühselige Sache. Leider bemerkte ich keinen erkennbaren Unterschied (obwohl es ihn natürlich geben mußte und gab ) !</text:p>
      <text:p text:style-name="P11"/>
      <text:p text:style-name="P11">Als nächstes analysierte ich die Ausgaben. Irgendwie, so schien es mir, wurde nach der *ersten* korrekten Damen-Setzung die „\“ Diagonale nicht mehr korrekt geprüft. Ich nutzte den unter Visual C++ verfügbaren in die Entwicklungsumgebung integrierten Source-Code Debugger, um schrittweise das Programm zu durchlaufen.</text:p>
      <text:p text:style-name="P11"/>
      <text:p text:style-name="P11">Und irgendwann kam ich drauf: In der Funktion MP_check() war bei zwei Indexberechnungen jeweils die beiden Variablen(namen) <text:s/>vertauscht. Bei der Addition spielte das keine Rolle, bei der Subtraktion der Inhalte der Variablen wurde aber ein völlig falsches Feldelement zum Vergleich verwendet !</text:p>
      <text:p text:style-name="P11"/>
      <text:p text:style-name="P38"/>
      <text:p text:style-name="P21">Benutzeranleitung</text:p>
      <text:p text:style-name="P11"/>
      <text:p text:style-name="P11">Die zu den verschiedenen Algorithmen gehörenden Programme heißen alle NQUEENS und sind zur Zeit (bei Kompilierung als 16-Bit MSDOS Programm) unter MSDOS und (bei Kompilierung als 32-Bit WINDOWS Konsolen-Programm) in der DOS-Box von WIN-95/98 bzw. WIN-NT ausführbar.</text:p>
      <text:p text:style-name="P11"/>
      <text:p text:style-name="P11">Es wird von der Kommandozeile aus ohne Parameter aufgerufen. </text:p>
      <text:p text:style-name="P11"/>
      <text:p text:style-name="P10">NQUEENS.EXE</text:p>
      <text:p text:style-name="P10"/>
      <text:p text:style-name="P11">Die Ausgabe geschieht auf der Standard-Ausgabe (StdOut), ist also in eine Datei umlenkbar</text:p>
      <text:p text:style-name="P10"/>
      <text:p text:style-name="P10">NQUEENS.EXE &gt;Ausgabe.Txt</text:p>
      <text:p text:style-name="P10"/>
      <text:p text:style-name="P11">und daher mit Hilfe eines Texteditors verifizierbar</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charset="x-symbol"/>
    <style:font-face style:name="Mangal1" svg:font-family="Mangal"/>
    <style:font-face style:name="Courier" svg:font-family="Courier"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4pt" fo:language="de" fo:country="DE" fo:font-weight="bold" style:font-name-asian="Times New Roman" style:font-size-asian="14pt" style:font-weight-asian="bold" style:font-name-complex="Times New Roman"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style:letter-kerning="true" style:font-name-asian="Arial" style:font-name-complex="Arial"/>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2pt" fo:font-style="italic" style:font-name-asian="Arial" style:font-size-asian="12pt" style:font-style-asian="italic" style:font-name-complex="Arial" style:font-size-complex="12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eraufgabe SWT2 im SS 99</dc:title>
    <meta:initial-creator>root</meta:initial-creator>
    <meta:creation-date>1999-06-09T15:34:00</meta:creation-date>
    <dc:date>2015-02-27T09:39:03.32</dc:date>
    <meta:print-date>1999-06-16T07:02:00</meta:print-date>
    <meta:editing-cycles>53</meta:editing-cycles>
    <meta:editing-duration>PT11H1M</meta:editing-duration>
    <meta:document-statistic meta:table-count="1" meta:image-count="4" meta:object-count="0" meta:page-count="37" meta:paragraph-count="587" meta:word-count="6120" meta:character-count="36456" meta:non-whitespace-character-count="28694"/>
    <meta:generator>LibreOffice/3.6$Windows_x86 LibreOffice_project/e183d5b-f8ccaf6-3804794-95b4be8-895629</meta:generator>
    <meta:user-defined meta:name="Info 1"/>
    <meta:user-defined meta:name="Info 2"/>
    <meta:user-defined meta:name="Info 3"/>
    <meta:user-defined meta:name="Info 4"/>
  </office:meta>
</office:document-meta>
</file>